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Bookman Old Style" fo:font-size="16pt" officeooo:rsid="003a4941" officeooo:paragraph-rsid="003a4941" style:font-size-asian="14pt" style:font-size-complex="16pt"/>
    </style:style>
    <style:style style:name="P2" style:family="paragraph" style:parent-style-name="Standard">
      <style:text-properties style:font-name="Bookman Old Style" fo:font-size="12pt" officeooo:rsid="003a4941" officeooo:paragraph-rsid="003a4941" style:font-size-asian="10.5pt" style:font-size-complex="12pt"/>
    </style:style>
    <style:style style:name="P3" style:family="paragraph" style:parent-style-name="Standard">
      <style:text-properties style:font-name="Bookman Old Style" fo:font-size="12pt" officeooo:rsid="003acdb1" officeooo:paragraph-rsid="003acdb1" style:font-size-asian="10.5pt" style:font-size-complex="12pt"/>
    </style:style>
    <style:style style:name="P4" style:family="paragraph" style:parent-style-name="Standard">
      <style:text-properties style:font-name="Bookman Old Style" fo:font-size="12pt" officeooo:rsid="003c8750" officeooo:paragraph-rsid="003c8750" style:font-size-asian="10.5pt" style:font-size-complex="12pt"/>
    </style:style>
    <style:style style:name="P5" style:family="paragraph" style:parent-style-name="Standard">
      <style:text-properties style:font-name="Bookman Old Style" fo:font-size="12pt" officeooo:rsid="003cd99b" officeooo:paragraph-rsid="003cd99b" style:font-size-asian="10.5pt" style:font-size-complex="12pt"/>
    </style:style>
    <style:style style:name="P6" style:family="paragraph" style:parent-style-name="Standard">
      <style:text-properties style:font-name="Bookman Old Style" fo:font-size="16pt" officeooo:rsid="003cd99b" officeooo:paragraph-rsid="003a4941" style:font-size-asian="14pt" style:font-size-complex="16pt"/>
    </style:style>
    <style:style style:name="P7" style:family="paragraph" style:parent-style-name="Standard">
      <style:text-properties style:font-name="Bookman Old Style" fo:font-size="12pt" officeooo:rsid="00a7bfd8" officeooo:paragraph-rsid="00a7bfd8" style:font-size-asian="10.5pt" style:font-size-complex="12pt"/>
    </style:style>
    <style:style style:name="P8" style:family="paragraph" style:parent-style-name="Standard">
      <style:text-properties style:font-name="Bookman Old Style" fo:font-size="16pt" officeooo:rsid="009ed55a" officeooo:paragraph-rsid="009ed55a" style:font-size-asian="14pt" style:font-size-complex="16pt"/>
    </style:style>
    <style:style style:name="P9" style:family="paragraph" style:parent-style-name="Standard">
      <style:text-properties style:font-name="Bookman Old Style" fo:font-size="16pt" fo:language="en" fo:country="US" officeooo:rsid="00a0463c" officeooo:paragraph-rsid="00a0463c" style:font-size-asian="14pt" style:font-size-complex="16pt"/>
    </style:style>
    <style:style style:name="P10" style:family="paragraph" style:parent-style-name="Standard">
      <style:text-properties style:font-name="Bookman Old Style" fo:font-size="16pt" officeooo:rsid="0047845c" officeooo:paragraph-rsid="0047845c" style:font-size-asian="14pt" style:font-size-complex="16pt"/>
    </style:style>
    <style:style style:name="P11" style:family="paragraph" style:parent-style-name="Standard">
      <style:text-properties style:font-name="Bookman Old Style" officeooo:rsid="003a4941" officeooo:paragraph-rsid="003a4941"/>
    </style:style>
    <style:style style:name="P12" style:family="paragraph" style:parent-style-name="Standard">
      <style:text-properties style:font-name="Bookman Old Style" officeooo:rsid="002f458c" officeooo:paragraph-rsid="002f458c"/>
    </style:style>
    <style:style style:name="P13" style:family="paragraph" style:parent-style-name="Standard">
      <style:text-properties style:font-name="Bookman Old Style" officeooo:rsid="001d24d9" officeooo:paragraph-rsid="001d24d9"/>
    </style:style>
    <style:style style:name="P14" style:family="paragraph" style:parent-style-name="Standard">
      <style:text-properties style:font-name="Bookman Old Style" fo:font-size="26pt" officeooo:rsid="001d24d9" officeooo:paragraph-rsid="001d24d9" style:font-size-asian="26pt" style:font-size-complex="26pt"/>
    </style:style>
    <style:style style:name="P15" style:family="paragraph" style:parent-style-name="Standard">
      <style:text-properties style:font-name="Bookman Old Style" fo:font-size="20pt" officeooo:rsid="001d24d9" officeooo:paragraph-rsid="001d24d9" style:font-size-asian="17.5pt" style:font-size-complex="20pt"/>
    </style:style>
    <style:style style:name="P16" style:family="paragraph" style:parent-style-name="Standard">
      <style:text-properties style:font-name="Bookman Old Style" fo:font-size="20pt" officeooo:rsid="00951340" officeooo:paragraph-rsid="00951340" style:font-size-asian="17.5pt" style:font-size-complex="20pt"/>
    </style:style>
    <style:style style:name="P17" style:family="paragraph" style:parent-style-name="Standard">
      <style:text-properties style:font-name="Bookman Old Style" fo:font-size="12pt" officeooo:rsid="00951340" officeooo:paragraph-rsid="00951340" style:font-size-asian="10.5pt" style:font-size-complex="12pt"/>
    </style:style>
    <style:style style:name="P18" style:family="paragraph" style:parent-style-name="Standard">
      <style:text-properties style:font-name="Bookman Old Style" fo:font-size="12pt" officeooo:rsid="00951340" officeooo:paragraph-rsid="0095ad37" style:font-size-asian="10.5pt" style:font-size-complex="12pt"/>
    </style:style>
    <style:style style:name="P19" style:family="paragraph" style:parent-style-name="Standard">
      <style:text-properties style:font-name="Bookman Old Style" fo:font-size="12pt" officeooo:rsid="00951340" officeooo:paragraph-rsid="00979f03" style:font-size-asian="10.5pt" style:font-size-complex="12pt"/>
    </style:style>
    <style:style style:name="P20" style:family="paragraph" style:parent-style-name="Standard">
      <style:text-properties style:font-name="Bookman Old Style" fo:font-size="12pt" officeooo:rsid="00979f03" officeooo:paragraph-rsid="00979f03" style:font-size-asian="10.5pt" style:font-size-complex="12pt"/>
    </style:style>
    <style:style style:name="P21" style:family="paragraph" style:parent-style-name="Standard">
      <style:text-properties officeooo:paragraph-rsid="00980805"/>
    </style:style>
    <style:style style:name="P22" style:family="paragraph" style:parent-style-name="Standard">
      <style:text-properties style:font-name="Bookman Old Style" fo:font-size="12pt" officeooo:rsid="00980805" officeooo:paragraph-rsid="00980805" style:font-size-asian="10.5pt" style:font-size-complex="12pt"/>
    </style:style>
    <style:style style:name="P23" style:family="paragraph" style:parent-style-name="Standard">
      <style:text-properties style:font-name="Bookman Old Style" fo:font-size="12pt" officeooo:rsid="00990e9e" officeooo:paragraph-rsid="00990e9e" style:font-size-asian="10.5pt" style:font-size-complex="12pt"/>
    </style:style>
    <style:style style:name="P24" style:family="paragraph" style:parent-style-name="Standard">
      <style:text-properties style:font-name="Bookman Old Style" fo:font-size="16pt" officeooo:rsid="001d24d9" officeooo:paragraph-rsid="001d24d9" style:font-size-asian="14pt" style:font-size-complex="16pt"/>
    </style:style>
    <style:style style:name="P25" style:family="paragraph" style:parent-style-name="Standard">
      <style:text-properties style:font-name="Bookman Old Style" fo:font-size="20pt" officeooo:rsid="002a880a" officeooo:paragraph-rsid="002a880a" style:font-size-asian="20pt" style:font-size-complex="20pt"/>
    </style:style>
    <style:style style:name="P26" style:family="paragraph" style:parent-style-name="Standard">
      <style:text-properties style:font-name="Bookman Old Style" fo:font-size="12pt" officeooo:rsid="001d24d9" officeooo:paragraph-rsid="001d24d9" style:font-size-asian="10.5pt" style:font-size-complex="12pt"/>
    </style:style>
    <style:style style:name="P27" style:family="paragraph" style:parent-style-name="Standard">
      <style:text-properties style:font-name="Bookman Old Style" fo:font-size="16pt" officeooo:rsid="001f2b88" officeooo:paragraph-rsid="001f2b88" style:font-size-asian="16pt" style:font-size-complex="16pt"/>
    </style:style>
    <style:style style:name="P28" style:family="paragraph" style:parent-style-name="Standard">
      <style:text-properties style:font-name="Bookman Old Style" fo:font-size="12pt" officeooo:rsid="001f2b88" officeooo:paragraph-rsid="002bc7fc" style:font-size-asian="10.5pt" style:font-size-complex="12pt"/>
    </style:style>
    <style:style style:name="P29" style:family="paragraph" style:parent-style-name="Standard">
      <style:text-properties style:font-name="Bookman Old Style" fo:font-size="16pt" officeooo:rsid="001d24d9" officeooo:paragraph-rsid="001d24d9" style:font-size-asian="16pt" style:font-size-complex="16pt"/>
    </style:style>
    <style:style style:name="P30" style:family="paragraph" style:parent-style-name="Standard">
      <style:text-properties style:font-name="Bookman Old Style" fo:font-size="16pt" officeooo:rsid="001eb583" officeooo:paragraph-rsid="001eb583" style:font-size-asian="16pt" style:font-size-complex="16pt"/>
    </style:style>
    <style:style style:name="P31" style:family="paragraph" style:parent-style-name="Standard">
      <style:text-properties style:font-name="Bookman Old Style" fo:font-size="12pt" officeooo:rsid="00226560" officeooo:paragraph-rsid="00226560" style:font-size-asian="10.5pt" style:font-size-complex="12pt"/>
    </style:style>
    <style:style style:name="P32" style:family="paragraph" style:parent-style-name="Standard">
      <style:text-properties style:font-name="Bookman Old Style" fo:font-size="12pt" officeooo:rsid="0023bf65" officeooo:paragraph-rsid="0023bf65" style:font-size-asian="10.5pt" style:font-size-complex="12pt"/>
    </style:style>
    <style:style style:name="P33" style:family="paragraph" style:parent-style-name="Standard">
      <style:text-properties style:font-name="Bookman Old Style" fo:font-size="12pt" officeooo:rsid="002688ad" officeooo:paragraph-rsid="002688ad" style:font-size-asian="10.5pt" style:font-size-complex="12pt"/>
    </style:style>
    <style:style style:name="P34" style:family="paragraph" style:parent-style-name="Standard">
      <style:text-properties style:font-name="Bookman Old Style" fo:font-size="16pt" officeooo:rsid="0023bf65" officeooo:paragraph-rsid="002639e3" style:font-size-asian="16pt" style:font-size-complex="16pt"/>
    </style:style>
    <style:style style:name="P35" style:family="paragraph" style:parent-style-name="Standard">
      <style:text-properties style:font-name="Bookman Old Style" fo:font-size="12pt" officeooo:rsid="00248c4b" officeooo:paragraph-rsid="0027dd81" style:font-size-asian="10.5pt" style:font-size-complex="12pt"/>
    </style:style>
    <style:style style:name="P36" style:family="paragraph" style:parent-style-name="Standard">
      <style:text-properties style:font-name="Bookman Old Style" fo:font-size="12pt" officeooo:rsid="0023bf65" officeooo:paragraph-rsid="0027dd81" style:font-size-asian="10.5pt" style:font-size-complex="12pt"/>
    </style:style>
    <style:style style:name="P37" style:family="paragraph" style:parent-style-name="Standard">
      <style:text-properties officeooo:paragraph-rsid="00285a3f"/>
    </style:style>
    <style:style style:name="P38" style:family="paragraph" style:parent-style-name="Standard">
      <style:text-properties style:font-name="Bookman Old Style" fo:font-size="12pt" officeooo:rsid="002381a1" officeooo:paragraph-rsid="00285a3f" style:font-size-asian="10.5pt" style:font-size-complex="12pt"/>
    </style:style>
    <style:style style:name="P39" style:family="paragraph" style:parent-style-name="Standard">
      <style:text-properties style:font-name="Bookman Old Style" fo:font-size="12pt" officeooo:rsid="002381a1" officeooo:paragraph-rsid="002a461f" style:font-size-asian="10.5pt" style:font-size-complex="12pt"/>
    </style:style>
    <style:style style:name="P40" style:family="paragraph" style:parent-style-name="Standard">
      <style:text-properties style:font-name="Bookman Old Style" fo:font-size="12pt" officeooo:rsid="00226560" officeooo:paragraph-rsid="00285a3f" style:font-size-asian="10.5pt" style:font-size-complex="12pt"/>
    </style:style>
    <style:style style:name="P41" style:family="paragraph" style:parent-style-name="Standard">
      <style:text-properties style:font-name="Bookman Old Style" fo:font-size="12pt" officeooo:rsid="0023bf65" officeooo:paragraph-rsid="002a461f" style:font-size-asian="10.5pt" style:font-size-complex="12pt"/>
    </style:style>
    <style:style style:name="P42" style:family="paragraph" style:parent-style-name="Standard">
      <style:text-properties style:font-name="Bookman Old Style" fo:font-size="20pt" officeooo:rsid="002bc7fc" officeooo:paragraph-rsid="002bc7fc" style:font-size-asian="20pt" style:font-size-complex="20pt"/>
    </style:style>
    <style:style style:name="P43" style:family="paragraph" style:parent-style-name="Standard">
      <style:text-properties style:font-name="Bookman Old Style" fo:font-size="16pt" officeooo:rsid="002bc7fc" officeooo:paragraph-rsid="002bc7fc" style:font-size-asian="16pt" style:font-size-complex="16pt"/>
    </style:style>
    <style:style style:name="P44" style:family="paragraph" style:parent-style-name="Standard">
      <style:text-properties style:font-name="Bookman Old Style" fo:font-size="14pt" officeooo:rsid="001d24d9" officeooo:paragraph-rsid="001d24d9" style:font-size-asian="14pt" style:font-size-complex="14pt"/>
    </style:style>
    <style:style style:name="P45" style:family="paragraph" style:parent-style-name="Standard">
      <style:text-properties style:font-name="Bookman Old Style" fo:font-size="12pt" officeooo:rsid="002bc7fc" officeooo:paragraph-rsid="002bc7fc" style:font-size-asian="10.5pt" style:font-size-complex="12pt"/>
    </style:style>
    <style:style style:name="P46" style:family="paragraph" style:parent-style-name="Standard">
      <style:text-properties style:font-name="Bookman Old Style" fo:font-size="16pt" officeooo:rsid="002a880a" officeooo:paragraph-rsid="002bc7fc" style:font-size-asian="16pt" style:font-size-complex="16pt"/>
    </style:style>
    <style:style style:name="P47" style:family="paragraph" style:parent-style-name="Standard">
      <style:text-properties style:font-name="Bookman Old Style" fo:font-size="12pt" officeooo:rsid="002bc7fc" officeooo:paragraph-rsid="002d535e" style:font-size-asian="10.5pt" style:font-size-complex="12pt"/>
    </style:style>
    <style:style style:name="P48" style:family="paragraph" style:parent-style-name="Standard">
      <style:text-properties style:font-name="Bookman Old Style" fo:font-size="16pt" officeooo:rsid="002f458c" officeooo:paragraph-rsid="002f458c" style:font-size-asian="14pt" style:font-size-complex="16pt"/>
    </style:style>
    <style:style style:name="P49" style:family="paragraph" style:parent-style-name="Standard">
      <style:text-properties style:font-name="Bookman Old Style" fo:font-size="12pt" officeooo:rsid="002f458c" officeooo:paragraph-rsid="002f458c" style:font-size-asian="10.5pt" style:font-size-complex="12pt"/>
    </style:style>
    <style:style style:name="P50" style:family="paragraph" style:parent-style-name="Standard">
      <style:text-properties style:font-name="Bookman Old Style" fo:font-size="12pt" officeooo:rsid="002a880a" officeooo:paragraph-rsid="002bc7fc" style:font-size-asian="10.5pt" style:font-size-complex="12pt"/>
    </style:style>
    <style:style style:name="P51" style:family="paragraph" style:parent-style-name="Standard">
      <style:text-properties style:font-name="Bookman Old Style" fo:font-size="16pt" officeooo:rsid="0032e913" officeooo:paragraph-rsid="0032e913" style:font-size-asian="16pt" style:font-size-complex="16pt"/>
    </style:style>
    <style:style style:name="P52" style:family="paragraph" style:parent-style-name="Standard">
      <style:text-properties style:font-name="Bookman Old Style" fo:font-size="12pt" officeooo:rsid="0032e913" officeooo:paragraph-rsid="003458e0" style:font-size-asian="10.5pt" style:font-size-complex="12pt"/>
    </style:style>
    <style:style style:name="P53" style:family="paragraph" style:parent-style-name="Standard">
      <style:text-properties style:font-name="Bookman Old Style" fo:font-size="16pt" officeooo:rsid="003458e0" officeooo:paragraph-rsid="003458e0" style:font-size-asian="16pt" style:font-size-complex="16pt"/>
    </style:style>
    <style:style style:name="P54" style:family="paragraph" style:parent-style-name="Standard">
      <style:text-properties style:font-name="Bookman Old Style" fo:font-size="12pt" officeooo:rsid="003458e0" officeooo:paragraph-rsid="0036afc4" style:font-size-asian="10.5pt" style:font-size-complex="12pt"/>
    </style:style>
    <style:style style:name="P55" style:family="paragraph" style:parent-style-name="Standard">
      <style:text-properties style:font-name="Bookman Old Style" fo:font-size="12pt" officeooo:rsid="008f43f1" officeooo:paragraph-rsid="008f43f1" style:font-size-asian="10.5pt" style:font-size-complex="12pt"/>
    </style:style>
    <style:style style:name="P56" style:family="paragraph" style:parent-style-name="Standard">
      <style:text-properties style:font-name="Bookman Old Style" fo:font-size="12pt" officeooo:rsid="009007ca" officeooo:paragraph-rsid="009007ca" style:font-size-asian="10.5pt" style:font-size-complex="12pt"/>
    </style:style>
    <style:style style:name="P57" style:family="paragraph" style:parent-style-name="Standard">
      <style:text-properties style:font-name="Bookman Old Style" fo:font-size="12pt" officeooo:rsid="00406c3f" officeooo:paragraph-rsid="00406c3f" style:font-size-asian="10.5pt" style:font-size-complex="12pt"/>
    </style:style>
    <style:style style:name="P58" style:family="paragraph" style:parent-style-name="Standard">
      <style:text-properties style:font-name="Bookman Old Style" fo:font-size="20pt" officeooo:rsid="008f43f1" officeooo:paragraph-rsid="008f43f1" style:font-size-asian="20pt" style:font-size-complex="20pt"/>
    </style:style>
    <style:style style:name="P59" style:family="paragraph" style:parent-style-name="Standard">
      <style:text-properties style:font-name="Bookman Old Style" fo:font-size="12pt" officeooo:rsid="00409c1d" officeooo:paragraph-rsid="001d24d9" style:font-size-asian="10.5pt" style:font-size-complex="12pt"/>
    </style:style>
    <style:style style:name="P60" style:family="paragraph" style:parent-style-name="Standard">
      <style:text-properties style:font-name="Bookman Old Style" fo:font-size="12pt" officeooo:rsid="00409c1d" officeooo:paragraph-rsid="00409c1d" style:font-size-asian="10.5pt" style:font-size-complex="12pt"/>
    </style:style>
    <style:style style:name="P61" style:family="paragraph" style:parent-style-name="Standard">
      <style:text-properties style:font-name="Bookman Old Style" fo:font-size="16pt" officeooo:rsid="0041a6b2" officeooo:paragraph-rsid="0041a6b2" style:font-size-asian="16pt" style:font-size-complex="16pt"/>
    </style:style>
    <style:style style:name="P62" style:family="paragraph" style:parent-style-name="Standard">
      <style:text-properties style:font-name="Bookman Old Style" fo:font-size="12pt" officeooo:rsid="004467b7" officeooo:paragraph-rsid="004467b7" style:font-size-asian="10.5pt" style:font-size-complex="12pt"/>
    </style:style>
    <style:style style:name="P63" style:family="paragraph" style:parent-style-name="Standard">
      <style:text-properties style:font-name="Bookman Old Style" fo:font-size="12pt" officeooo:rsid="004537a0" officeooo:paragraph-rsid="0047845c" style:font-size-asian="10.5pt" style:font-size-complex="12pt"/>
    </style:style>
    <style:style style:name="P64" style:family="paragraph" style:parent-style-name="Standard">
      <style:text-properties style:font-name="Bookman Old Style" fo:font-size="12pt" officeooo:rsid="0047845c" officeooo:paragraph-rsid="0047845c" style:font-size-asian="10.5pt" style:font-size-complex="12pt"/>
    </style:style>
    <style:style style:name="P65" style:family="paragraph" style:parent-style-name="Standard">
      <style:text-properties style:font-name="Bookman Old Style" fo:font-size="16pt" officeooo:rsid="0042785b" officeooo:paragraph-rsid="0042785b" style:font-size-asian="16pt" style:font-size-complex="16pt"/>
    </style:style>
    <style:style style:name="P66" style:family="paragraph" style:parent-style-name="Standard">
      <style:text-properties style:font-name="Bookman Old Style" fo:font-size="12pt" officeooo:rsid="0047c42f" officeooo:paragraph-rsid="0047c42f" style:font-size-asian="10.5pt" style:font-size-complex="12pt"/>
    </style:style>
    <style:style style:name="P67" style:family="paragraph" style:parent-style-name="Standard">
      <style:text-properties style:font-name="Bookman Old Style" officeooo:paragraph-rsid="0049a36b"/>
    </style:style>
    <style:style style:name="P68" style:family="paragraph" style:parent-style-name="Standard">
      <style:text-properties style:font-name="Bookman Old Style" fo:font-size="12pt" officeooo:rsid="004b1c48" officeooo:paragraph-rsid="0049a36b" style:font-size-asian="10.5pt" style:font-size-complex="12pt"/>
    </style:style>
    <style:style style:name="P69" style:family="paragraph" style:parent-style-name="Standard">
      <style:text-properties style:font-name="Bookman Old Style" fo:font-size="12pt" officeooo:rsid="004b1c48" officeooo:paragraph-rsid="004b1c48" style:font-size-asian="10.5pt" style:font-size-complex="12pt"/>
    </style:style>
    <style:style style:name="P70" style:family="paragraph" style:parent-style-name="Standard">
      <style:text-properties style:font-name="Bookman Old Style" fo:font-size="12pt" officeooo:rsid="004e6838" officeooo:paragraph-rsid="004e6838" style:font-size-asian="10.5pt" style:font-size-complex="12pt"/>
    </style:style>
    <style:style style:name="P71" style:family="paragraph" style:parent-style-name="Standard">
      <style:text-properties style:font-name="Bookman Old Style" fo:font-size="12pt" officeooo:rsid="004fb7ad" officeooo:paragraph-rsid="004fb7ad" style:font-size-asian="10.5pt" style:font-size-complex="12pt"/>
    </style:style>
    <style:style style:name="P72" style:family="paragraph" style:parent-style-name="Standard">
      <style:text-properties style:font-name="Bookman Old Style" fo:font-size="12pt" officeooo:rsid="0042785b" officeooo:paragraph-rsid="0042785b" style:font-size-asian="10.5pt" style:font-size-complex="12pt"/>
    </style:style>
    <style:style style:name="P73" style:family="paragraph" style:parent-style-name="Standard">
      <style:text-properties style:font-name="Bookman Old Style" fo:font-size="12pt" officeooo:rsid="0047c42f" officeooo:paragraph-rsid="0050e5b5" style:font-size-asian="10.5pt" style:font-size-complex="12pt"/>
    </style:style>
    <style:style style:name="P74" style:family="paragraph" style:parent-style-name="Standard">
      <style:text-properties style:font-name="Bookman Old Style" fo:font-size="12pt" officeooo:rsid="0050e5b5" officeooo:paragraph-rsid="0050e5b5" style:font-size-asian="10.5pt" style:font-size-complex="12pt"/>
    </style:style>
    <style:style style:name="P75" style:family="paragraph" style:parent-style-name="Standard">
      <style:text-properties style:font-name="Bookman Old Style" fo:font-size="12pt" officeooo:rsid="0052ac5f" officeooo:paragraph-rsid="005a2d18" style:font-size-asian="10.5pt" style:font-size-complex="12pt"/>
    </style:style>
    <style:style style:name="P76" style:family="paragraph" style:parent-style-name="Standard">
      <style:text-properties style:font-name="Bookman Old Style" fo:font-size="12pt" officeooo:rsid="0052ac5f" officeooo:paragraph-rsid="0052ac5f" style:font-size-asian="10.5pt" style:font-size-complex="12pt"/>
    </style:style>
    <style:style style:name="P77" style:family="paragraph" style:parent-style-name="Standard">
      <style:text-properties style:font-name="Bookman Old Style" fo:font-size="12pt" officeooo:rsid="0053825b" officeooo:paragraph-rsid="0053825b" style:font-size-asian="10.5pt" style:font-size-complex="12pt"/>
    </style:style>
    <style:style style:name="P78" style:family="paragraph" style:parent-style-name="Standard">
      <style:text-properties style:font-name="Bookman Old Style" fo:font-size="12pt" officeooo:rsid="005a2d18" officeooo:paragraph-rsid="005a2d18" style:font-size-asian="10.5pt" style:font-size-complex="12pt"/>
    </style:style>
    <style:style style:name="P79" style:family="paragraph" style:parent-style-name="Standard">
      <style:text-properties style:font-name="Bookman Old Style" fo:font-size="12pt" officeooo:rsid="005bbd8b" officeooo:paragraph-rsid="005bbd8b" style:font-size-asian="10.5pt" style:font-size-complex="12pt"/>
    </style:style>
    <style:style style:name="P80" style:family="paragraph" style:parent-style-name="Standard">
      <style:text-properties style:font-name="Bookman Old Style" fo:font-size="12pt" officeooo:rsid="0047c42f" officeooo:paragraph-rsid="005f270d" style:font-size-asian="10.5pt" style:font-size-complex="12pt"/>
    </style:style>
    <style:style style:name="P81" style:family="paragraph" style:parent-style-name="Standard">
      <style:text-properties style:font-name="Bookman Old Style" fo:font-size="12pt" officeooo:rsid="00643a0c" officeooo:paragraph-rsid="00643a0c" style:font-size-asian="10.5pt" style:font-size-complex="12pt"/>
    </style:style>
    <style:style style:name="P82" style:family="paragraph" style:parent-style-name="Standard">
      <style:text-properties style:font-name="Bookman Old Style" fo:font-size="12pt" officeooo:rsid="0047c42f" officeooo:paragraph-rsid="0068482b" style:font-size-asian="10.5pt" style:font-size-complex="12pt"/>
    </style:style>
    <style:style style:name="P83" style:family="paragraph" style:parent-style-name="Standard">
      <style:text-properties style:font-name="Bookman Old Style" fo:font-size="12pt" officeooo:rsid="006e1287" officeooo:paragraph-rsid="006e1287" style:font-size-asian="10.5pt" style:font-size-complex="12pt"/>
    </style:style>
    <style:style style:name="P84" style:family="paragraph" style:parent-style-name="Standard">
      <style:text-properties style:font-name="Bookman Old Style" fo:font-size="12pt" officeooo:rsid="00728c5f" officeooo:paragraph-rsid="00728c5f" style:font-size-asian="10.5pt" style:font-size-complex="12pt"/>
    </style:style>
    <style:style style:name="P85" style:family="paragraph" style:parent-style-name="Standard">
      <style:text-properties style:font-name="Bookman Old Style" fo:font-size="12pt" officeooo:rsid="009b07f9" officeooo:paragraph-rsid="009b07f9" style:font-size-asian="10.5pt" style:font-size-complex="12pt"/>
    </style:style>
    <style:style style:name="P86" style:family="paragraph" style:parent-style-name="Standard">
      <style:text-properties style:font-name="Bookman Old Style" fo:font-size="12pt" officeooo:rsid="0047c42f" officeooo:paragraph-rsid="009b107d" style:font-size-asian="10.5pt" style:font-size-complex="12pt"/>
    </style:style>
    <style:style style:name="P87" style:family="paragraph" style:parent-style-name="Standard">
      <style:text-properties style:font-name="Bookman Old Style" fo:font-size="12pt" officeooo:rsid="009b107d" officeooo:paragraph-rsid="009b107d" style:font-size-asian="10.5pt" style:font-size-complex="12pt"/>
    </style:style>
    <style:style style:name="P88" style:family="paragraph" style:parent-style-name="Standard">
      <style:text-properties style:font-name="Bookman Old Style" fo:font-size="12pt" officeooo:rsid="009be69b" officeooo:paragraph-rsid="009be69b" style:font-size-asian="10.5pt" style:font-size-complex="12pt"/>
    </style:style>
    <style:style style:name="P89" style:family="paragraph" style:parent-style-name="Standard">
      <style:text-properties style:font-name="Bookman Old Style" fo:font-size="13pt" officeooo:rsid="0042785b" officeooo:paragraph-rsid="0042785b" style:font-size-asian="11.3500003814697pt" style:font-size-complex="13pt"/>
    </style:style>
    <style:style style:name="P90" style:family="paragraph" style:parent-style-name="Standard">
      <style:paragraph-properties fo:margin-top="0cm" fo:margin-bottom="0.353cm" style:contextual-spacing="false" fo:line-height="115%"/>
      <style:text-properties style:font-name="Bookman Old Style" fo:font-size="24pt" fo:language="en" fo:country="CA" officeooo:rsid="00187154" officeooo:paragraph-rsid="009e0443" style:font-size-asian="24pt" style:font-size-complex="24pt"/>
    </style:style>
    <style:style style:name="P91" style:family="paragraph" style:parent-style-name="Standard">
      <style:paragraph-properties fo:margin-top="0cm" fo:margin-bottom="0.353cm" style:contextual-spacing="false" fo:line-height="115%"/>
      <style:text-properties style:font-name="Bookman Old Style" fo:font-size="16pt" fo:language="en" fo:country="CA" officeooo:rsid="001a82ec" officeooo:paragraph-rsid="009e0443" style:font-size-asian="14pt" style:font-size-complex="16pt"/>
    </style:style>
    <style:style style:name="P92" style:family="paragraph" style:parent-style-name="Standard">
      <style:paragraph-properties fo:margin-top="0cm" fo:margin-bottom="0.353cm" style:contextual-spacing="false" fo:line-height="115%"/>
      <style:text-properties style:font-name="Bookman Old Style" fo:font-size="11pt" fo:language="en" fo:country="CA" officeooo:rsid="00187154" officeooo:paragraph-rsid="009e0443" style:font-size-asian="11pt"/>
    </style:style>
    <style:style style:name="P93" style:family="paragraph" style:parent-style-name="Standard">
      <style:paragraph-properties fo:margin-top="0cm" fo:margin-bottom="0.353cm" style:contextual-spacing="false" fo:line-height="115%"/>
      <style:text-properties style:font-name="Bookman Old Style" fo:font-size="11pt" fo:language="en" fo:country="CA" officeooo:rsid="001974f5" officeooo:paragraph-rsid="009e0443" style:font-size-asian="11pt"/>
    </style:style>
    <style:style style:name="P94" style:family="paragraph" style:parent-style-name="Standard">
      <style:paragraph-properties fo:margin-top="0cm" fo:margin-bottom="0.353cm" style:contextual-spacing="false" fo:line-height="115%"/>
      <style:text-properties style:font-name="Bookman Old Style" fo:font-size="16pt" fo:language="en" fo:country="CA" officeooo:rsid="001a82ec" officeooo:paragraph-rsid="009e0443" style:font-size-asian="16pt" style:font-size-complex="16pt"/>
    </style:style>
    <style:style style:name="P95" style:family="paragraph" style:parent-style-name="Standard">
      <style:paragraph-properties fo:margin-top="0cm" fo:margin-bottom="0.353cm" style:contextual-spacing="false" fo:line-height="115%"/>
      <style:text-properties style:font-name="Bookman Old Style" fo:font-size="11pt" fo:language="en" fo:country="CA" officeooo:rsid="001a82ec" officeooo:paragraph-rsid="009e0443" style:font-size-asian="11pt" style:font-size-complex="11pt"/>
    </style:style>
    <style:style style:name="P96" style:family="paragraph" style:parent-style-name="Standard">
      <style:paragraph-properties fo:margin-top="0cm" fo:margin-bottom="0.353cm" style:contextual-spacing="false" fo:line-height="115%"/>
      <style:text-properties style:font-name="Bookman Old Style" fo:font-size="24pt" fo:language="en" fo:country="CA" officeooo:rsid="001283fb" officeooo:paragraph-rsid="009e0443" style:font-size-asian="24pt" style:font-size-complex="24pt"/>
    </style:style>
    <style:style style:name="P97" style:family="paragraph" style:parent-style-name="Standard">
      <style:paragraph-properties fo:margin-top="0cm" fo:margin-bottom="0.353cm" style:contextual-spacing="false" fo:line-height="115%"/>
      <style:text-properties style:font-name="Bookman Old Style" fo:font-size="16pt" fo:language="en" fo:country="CA" officeooo:rsid="00145ac5" officeooo:paragraph-rsid="009e0443" style:font-size-asian="16pt" style:font-size-complex="16pt"/>
    </style:style>
    <style:style style:name="P98" style:family="paragraph" style:parent-style-name="Standard">
      <style:paragraph-properties fo:margin-top="0cm" fo:margin-bottom="0.353cm" style:contextual-spacing="false" fo:line-height="115%"/>
      <style:text-properties style:font-name="Bookman Old Style" fo:font-size="11pt" fo:language="en" fo:country="CA" officeooo:rsid="00145ac5" officeooo:paragraph-rsid="009e0443" style:font-size-asian="11pt"/>
    </style:style>
    <style:style style:name="P99" style:family="paragraph" style:parent-style-name="Standard">
      <style:paragraph-properties fo:margin-top="0cm" fo:margin-bottom="0.353cm" style:contextual-spacing="false" fo:line-height="115%"/>
      <style:text-properties style:font-name="Bookman Old Style" fo:font-size="11pt" fo:language="en" fo:country="CA" officeooo:rsid="0025bd7e" officeooo:paragraph-rsid="009e0443" style:font-size-asian="11pt"/>
    </style:style>
    <style:style style:name="P100" style:family="paragraph" style:parent-style-name="Standard">
      <style:paragraph-properties fo:margin-top="0cm" fo:margin-bottom="0.353cm" style:contextual-spacing="false" fo:line-height="115%"/>
      <style:text-properties style:font-name="Bookman Old Style" fo:font-size="16pt" fo:language="en" fo:country="CA" officeooo:rsid="00147f8c" officeooo:paragraph-rsid="009e0443" style:font-size-asian="16pt" style:font-size-complex="16pt"/>
    </style:style>
    <style:style style:name="P101" style:family="paragraph" style:parent-style-name="Standard">
      <style:paragraph-properties fo:margin-top="0cm" fo:margin-bottom="0.353cm" style:contextual-spacing="false" fo:line-height="115%"/>
      <style:text-properties style:font-name="Bookman Old Style" fo:font-size="12pt" fo:language="en" fo:country="CA" officeooo:rsid="00155aa7" officeooo:paragraph-rsid="009e0443" style:font-size-asian="10.5pt" style:font-size-complex="12pt"/>
    </style:style>
    <style:style style:name="P102" style:family="paragraph" style:parent-style-name="Standard">
      <style:paragraph-properties fo:margin-top="0cm" fo:margin-bottom="0.353cm" style:contextual-spacing="false" fo:line-height="115%"/>
      <style:text-properties style:font-name="Bookman Old Style" fo:font-size="11pt" fo:language="en" fo:country="CA" officeooo:rsid="00155aa7" officeooo:paragraph-rsid="009e0443" style:font-size-asian="11pt"/>
    </style:style>
    <style:style style:name="P103" style:family="paragraph" style:parent-style-name="Standard">
      <style:paragraph-properties fo:margin-top="0cm" fo:margin-bottom="0.353cm" style:contextual-spacing="false" fo:line-height="115%"/>
      <style:text-properties style:font-name="Bookman Old Style" fo:font-size="16pt" fo:language="en" fo:country="CA" officeooo:rsid="00168727" officeooo:paragraph-rsid="009e0443" style:font-size-asian="16pt" style:font-size-complex="16pt"/>
    </style:style>
    <style:style style:name="P104" style:family="paragraph" style:parent-style-name="Standard">
      <style:paragraph-properties fo:margin-top="0cm" fo:margin-bottom="0.353cm" style:contextual-spacing="false" fo:line-height="115%"/>
      <style:text-properties style:font-name="Bookman Old Style" fo:font-size="11pt" fo:language="en" fo:country="CA" officeooo:rsid="00168727" officeooo:paragraph-rsid="009e0443" style:font-size-asian="9.60000038146973pt" style:font-size-complex="11pt"/>
    </style:style>
    <style:style style:name="P105" style:family="paragraph" style:parent-style-name="Standard">
      <style:paragraph-properties fo:margin-top="0cm" fo:margin-bottom="0.353cm" style:contextual-spacing="false" fo:line-height="115%"/>
      <style:text-properties style:font-name="Bookman Old Style" fo:font-size="11pt" fo:language="en" fo:country="CA" officeooo:rsid="00168727" officeooo:paragraph-rsid="009e0443" style:font-size-asian="9.60000038146973pt"/>
    </style:style>
    <style:style style:name="P106" style:family="paragraph" style:parent-style-name="Standard">
      <style:paragraph-properties fo:margin-top="0cm" fo:margin-bottom="0.353cm" style:contextual-spacing="false" fo:line-height="115%"/>
      <style:text-properties style:font-name="Bookman Old Style" fo:font-size="16pt" fo:language="en" fo:country="CA" officeooo:rsid="001ea3b7" officeooo:paragraph-rsid="009e0443" style:font-size-asian="16pt" style:font-size-complex="16pt"/>
    </style:style>
    <style:style style:name="P107" style:family="paragraph" style:parent-style-name="Standard">
      <style:paragraph-properties fo:margin-top="0cm" fo:margin-bottom="0.353cm" style:contextual-spacing="false" fo:line-height="115%"/>
      <style:text-properties style:font-name="Bookman Old Style" fo:font-size="11pt" fo:language="en" fo:country="CA" officeooo:rsid="001ea3b7" officeooo:paragraph-rsid="009e0443" style:font-size-asian="11pt" style:font-size-complex="11pt"/>
    </style:style>
    <style:style style:name="P108" style:family="paragraph" style:parent-style-name="Standard">
      <style:text-properties style:font-name="Bookman Old Style" fo:font-size="16pt" fo:language="fr" fo:country="CA" officeooo:rsid="00af51d2" officeooo:paragraph-rsid="00af51d2" style:font-size-asian="16pt" style:font-size-complex="16pt"/>
    </style:style>
    <style:style style:name="T1" style:family="text">
      <style:text-properties officeooo:rsid="00a7bfd8"/>
    </style:style>
    <style:style style:name="T2" style:family="text">
      <style:text-properties officeooo:rsid="008d7538"/>
    </style:style>
    <style:style style:name="T3" style:family="text">
      <style:text-properties officeooo:rsid="0073d2ca"/>
    </style:style>
    <style:style style:name="T4" style:family="text">
      <style:text-properties officeooo:rsid="003acdb1"/>
    </style:style>
    <style:style style:name="T5" style:family="text">
      <style:text-properties officeooo:rsid="003cd99b"/>
    </style:style>
    <style:style style:name="T6" style:family="text">
      <style:text-properties fo:language="en" fo:country="US" officeooo:rsid="00a0463c"/>
    </style:style>
    <style:style style:name="T7" style:family="text">
      <style:text-properties fo:font-size="16pt" style:font-size-asian="14pt" style:font-size-complex="16pt"/>
    </style:style>
    <style:style style:name="T8" style:family="text">
      <style:text-properties fo:font-size="16pt" officeooo:rsid="00406c3f" style:font-size-asian="14pt" style:font-size-complex="16pt"/>
    </style:style>
    <style:style style:name="T9" style:family="text">
      <style:text-properties officeooo:rsid="0095ad37"/>
    </style:style>
    <style:style style:name="T10" style:family="text">
      <style:text-properties officeooo:rsid="0096a1da"/>
    </style:style>
    <style:style style:name="T11" style:family="text">
      <style:text-properties officeooo:rsid="00979f03"/>
    </style:style>
    <style:style style:name="T12" style:family="text">
      <style:text-properties officeooo:rsid="00b8f761"/>
    </style:style>
    <style:style style:name="T13" style:family="text">
      <style:text-properties officeooo:rsid="00980805"/>
    </style:style>
    <style:style style:name="T14" style:family="text">
      <style:text-properties style:font-name="Bookman Old Style" fo:font-size="12pt" officeooo:rsid="00980805" style:font-size-asian="10.5pt" style:font-size-complex="12pt"/>
    </style:style>
    <style:style style:name="T15" style:family="text">
      <style:text-properties style:font-name="Bookman Old Style" fo:font-size="12pt" officeooo:rsid="009be69b" style:font-size-asian="10.5pt" style:font-size-complex="12pt"/>
    </style:style>
    <style:style style:name="T16" style:family="text">
      <style:text-properties officeooo:rsid="002bc7fc"/>
    </style:style>
    <style:style style:name="T17" style:family="text">
      <style:text-properties officeooo:rsid="00248c4b"/>
    </style:style>
    <style:style style:name="T18" style:family="text">
      <style:text-properties officeooo:rsid="0023bf65"/>
    </style:style>
    <style:style style:name="T19" style:family="text">
      <style:text-properties officeooo:rsid="002a880a"/>
    </style:style>
    <style:style style:name="T20" style:family="text">
      <style:text-properties officeooo:rsid="0099ffad"/>
    </style:style>
    <style:style style:name="T21" style:family="text">
      <style:text-properties officeooo:rsid="001f678b"/>
    </style:style>
    <style:style style:name="T22" style:family="text">
      <style:text-properties officeooo:rsid="0022b590"/>
    </style:style>
    <style:style style:name="T23" style:family="text">
      <style:text-properties officeooo:rsid="003032a1"/>
    </style:style>
    <style:style style:name="T24" style:family="text">
      <style:text-properties officeooo:rsid="002639e3"/>
    </style:style>
    <style:style style:name="T25" style:family="text">
      <style:text-properties officeooo:rsid="002688ad"/>
    </style:style>
    <style:style style:name="T26" style:family="text">
      <style:text-properties officeooo:rsid="002381a1"/>
    </style:style>
    <style:style style:name="T27" style:family="text">
      <style:text-properties officeooo:rsid="0035f891"/>
    </style:style>
    <style:style style:name="T28" style:family="text">
      <style:text-properties officeooo:rsid="002efb18"/>
    </style:style>
    <style:style style:name="T29" style:family="text">
      <style:text-properties officeooo:rsid="0027dd81"/>
    </style:style>
    <style:style style:name="T30" style:family="text">
      <style:text-properties officeooo:rsid="00285a3f"/>
    </style:style>
    <style:style style:name="T31" style:family="text">
      <style:text-properties officeooo:rsid="008f43f1"/>
    </style:style>
    <style:style style:name="T32" style:family="text">
      <style:text-properties style:font-name="Bookman Old Style" fo:font-size="12pt" officeooo:rsid="00226560" style:font-size-asian="10.5pt" style:font-size-complex="12pt"/>
    </style:style>
    <style:style style:name="T33" style:family="text">
      <style:text-properties style:font-name="Bookman Old Style" fo:font-size="12pt" officeooo:rsid="0022b590" style:font-size-asian="10.5pt" style:font-size-complex="12pt"/>
    </style:style>
    <style:style style:name="T34" style:family="text">
      <style:text-properties style:font-name="Bookman Old Style" fo:font-size="12pt" officeooo:rsid="0023bf65" style:font-size-asian="10.5pt" style:font-size-complex="12pt"/>
    </style:style>
    <style:style style:name="T35" style:family="text">
      <style:text-properties style:font-name="Bookman Old Style" fo:font-size="12pt" officeooo:rsid="00285a3f" style:font-size-asian="10.5pt" style:font-size-complex="12pt"/>
    </style:style>
    <style:style style:name="T36" style:family="text">
      <style:text-properties style:font-name="Bookman Old Style" fo:font-size="12pt" officeooo:rsid="003032a1" style:font-size-asian="10.5pt" style:font-size-complex="12pt"/>
    </style:style>
    <style:style style:name="T37" style:family="text">
      <style:text-properties style:text-position="0% 100%" style:font-name="Bookman Old Style" fo:font-size="12pt" fo:font-weight="normal" officeooo:rsid="00285a3f" style:font-size-asian="10.5pt" style:font-weight-asian="normal" style:font-size-complex="12pt" style:font-weight-complex="normal"/>
    </style:style>
    <style:style style:name="T38" style:family="text">
      <style:text-properties style:text-position="0% 100%" style:font-name="Bookman Old Style" fo:font-size="12pt" fo:font-weight="normal" officeooo:rsid="002688ad" style:font-size-asian="10.5pt" style:font-weight-asian="normal" style:font-size-complex="12pt" style:font-weight-complex="normal"/>
    </style:style>
    <style:style style:name="T39" style:family="text">
      <style:text-properties style:text-position="0% 100%" style:font-name="Bookman Old Style" fo:font-size="12pt" fo:font-weight="normal" officeooo:rsid="0023bf65" style:font-size-asian="10.5pt" style:font-weight-asian="normal" style:font-size-complex="12pt" style:font-weight-complex="normal"/>
    </style:style>
    <style:style style:name="T40" style:family="text">
      <style:text-properties officeooo:rsid="002a461f"/>
    </style:style>
    <style:style style:name="T41" style:family="text">
      <style:text-properties officeooo:rsid="001eb583"/>
    </style:style>
    <style:style style:name="T42" style:family="text">
      <style:text-properties officeooo:rsid="001f2b88"/>
    </style:style>
    <style:style style:name="T43" style:family="text">
      <style:text-properties officeooo:rsid="002d535e"/>
    </style:style>
    <style:style style:name="T44" style:family="text">
      <style:text-properties officeooo:rsid="00302fb9"/>
    </style:style>
    <style:style style:name="T45" style:family="text">
      <style:text-properties officeooo:rsid="003222dc"/>
    </style:style>
    <style:style style:name="T46" style:family="text">
      <style:text-properties officeooo:rsid="0034572d"/>
    </style:style>
    <style:style style:name="T47" style:family="text">
      <style:text-properties officeooo:rsid="0036afc4"/>
    </style:style>
    <style:style style:name="T48" style:family="text">
      <style:text-properties officeooo:rsid="003458e0"/>
    </style:style>
    <style:style style:name="T49" style:family="text">
      <style:text-properties officeooo:rsid="0035b991"/>
    </style:style>
    <style:style style:name="T50" style:family="text">
      <style:text-properties officeooo:rsid="003826f2"/>
    </style:style>
    <style:style style:name="T51" style:family="text">
      <style:text-properties officeooo:rsid="009007ca"/>
    </style:style>
    <style:style style:name="T52" style:family="text">
      <style:text-properties officeooo:rsid="00906e22"/>
    </style:style>
    <style:style style:name="T53" style:family="text">
      <style:text-properties officeooo:rsid="00588711"/>
    </style:style>
    <style:style style:name="T54" style:family="text">
      <style:text-properties officeooo:rsid="004537a0"/>
    </style:style>
    <style:style style:name="T55" style:family="text">
      <style:text-properties officeooo:rsid="004b4b38"/>
    </style:style>
    <style:style style:name="T56" style:family="text">
      <style:text-properties officeooo:rsid="0047845c"/>
    </style:style>
    <style:style style:name="T57" style:family="text">
      <style:text-properties officeooo:rsid="0046f7ee"/>
    </style:style>
    <style:style style:name="T58" style:family="text">
      <style:text-properties officeooo:rsid="004cb9ad"/>
    </style:style>
    <style:style style:name="T59" style:family="text">
      <style:text-properties officeooo:rsid="004d46ba"/>
    </style:style>
    <style:style style:name="T60" style:family="text">
      <style:text-properties officeooo:rsid="004dc8af"/>
    </style:style>
    <style:style style:name="T61" style:family="text">
      <style:text-properties officeooo:rsid="00486344"/>
    </style:style>
    <style:style style:name="T62" style:family="text">
      <style:text-properties officeooo:rsid="0049a36b"/>
    </style:style>
    <style:style style:name="T63" style:family="text">
      <style:text-properties officeooo:rsid="004b1c48"/>
    </style:style>
    <style:style style:name="T64" style:family="text">
      <style:text-properties officeooo:rsid="004fb7ad"/>
    </style:style>
    <style:style style:name="T65" style:family="text">
      <style:text-properties officeooo:rsid="005077ad"/>
    </style:style>
    <style:style style:name="T66" style:family="text">
      <style:text-properties officeooo:rsid="0050e5b5"/>
    </style:style>
    <style:style style:name="T67" style:family="text">
      <style:text-properties officeooo:rsid="0052ac5f"/>
    </style:style>
    <style:style style:name="T68" style:family="text">
      <style:text-properties officeooo:rsid="0053825b"/>
    </style:style>
    <style:style style:name="T69" style:family="text">
      <style:text-properties officeooo:rsid="005a2d18"/>
    </style:style>
    <style:style style:name="T70" style:family="text">
      <style:text-properties officeooo:rsid="0053bbd0"/>
    </style:style>
    <style:style style:name="T71" style:family="text">
      <style:text-properties officeooo:rsid="005bbd8b"/>
    </style:style>
    <style:style style:name="T72" style:family="text">
      <style:text-properties officeooo:rsid="005f270d"/>
    </style:style>
    <style:style style:name="T73" style:family="text">
      <style:text-properties officeooo:rsid="0067912d"/>
    </style:style>
    <style:style style:name="T74" style:family="text">
      <style:text-properties officeooo:rsid="005d0949"/>
    </style:style>
    <style:style style:name="T75" style:family="text">
      <style:text-properties officeooo:rsid="005db078"/>
    </style:style>
    <style:style style:name="T76" style:family="text">
      <style:text-properties officeooo:rsid="00643a0c"/>
    </style:style>
    <style:style style:name="T77" style:family="text">
      <style:text-properties officeooo:rsid="0060cd7c"/>
    </style:style>
    <style:style style:name="T78" style:family="text">
      <style:text-properties officeooo:rsid="0061c657"/>
    </style:style>
    <style:style style:name="T79" style:family="text">
      <style:text-properties officeooo:rsid="00616643"/>
    </style:style>
    <style:style style:name="T80" style:family="text">
      <style:text-properties officeooo:rsid="0066261b"/>
    </style:style>
    <style:style style:name="T81" style:family="text">
      <style:text-properties officeooo:rsid="0068482b"/>
    </style:style>
    <style:style style:name="T82" style:family="text">
      <style:text-properties officeooo:rsid="0068a6b5"/>
    </style:style>
    <style:style style:name="T83" style:family="text">
      <style:text-properties officeooo:rsid="0069cf96"/>
    </style:style>
    <style:style style:name="T84" style:family="text">
      <style:text-properties officeooo:rsid="006bc17c"/>
    </style:style>
    <style:style style:name="T85" style:family="text">
      <style:text-properties officeooo:rsid="006c7650"/>
    </style:style>
    <style:style style:name="T86" style:family="text">
      <style:text-properties officeooo:rsid="006ed7e2"/>
    </style:style>
    <style:style style:name="T87" style:family="text">
      <style:text-properties officeooo:rsid="0070b9ed"/>
    </style:style>
    <style:style style:name="T88" style:family="text">
      <style:text-properties officeooo:rsid="00728c5f"/>
    </style:style>
    <style:style style:name="T89" style:family="text">
      <style:text-properties officeooo:rsid="00739e81"/>
    </style:style>
    <style:style style:name="T90" style:family="text">
      <style:text-properties officeooo:rsid="009a4c05"/>
    </style:style>
    <style:style style:name="T91" style:family="text">
      <style:text-properties style:text-position="super 58%"/>
    </style:style>
    <style:style style:name="T92" style:family="text">
      <style:text-properties officeooo:rsid="009b107d"/>
    </style:style>
    <style:style style:name="T93" style:family="text">
      <style:text-properties officeooo:rsid="009be69b"/>
    </style:style>
    <style:style style:name="T94" style:family="text">
      <style:text-properties officeooo:rsid="001974f5"/>
    </style:style>
    <style:style style:name="T95" style:family="text">
      <style:text-properties officeooo:rsid="0019d9f2"/>
    </style:style>
    <style:style style:name="T96" style:family="text">
      <style:text-properties officeooo:rsid="0019d20b"/>
    </style:style>
    <style:style style:name="T97" style:family="text">
      <style:text-properties officeooo:rsid="00240680"/>
    </style:style>
    <style:style style:name="T98" style:family="text">
      <style:text-properties officeooo:rsid="001a82ec"/>
    </style:style>
    <style:style style:name="T99" style:family="text">
      <style:text-properties officeooo:rsid="001c1f21"/>
    </style:style>
    <style:style style:name="T100" style:family="text">
      <style:text-properties officeooo:rsid="00147f8c"/>
    </style:style>
    <style:style style:name="T101" style:family="text">
      <style:text-properties officeooo:rsid="001ffebd"/>
    </style:style>
    <style:style style:name="T102" style:family="text">
      <style:text-properties style:text-position="super 58%" officeooo:rsid="00147f8c"/>
    </style:style>
    <style:style style:name="T103" style:family="text">
      <style:text-properties officeooo:rsid="00155aa7"/>
    </style:style>
    <style:style style:name="T104" style:family="text">
      <style:text-properties officeooo:rsid="00168727"/>
    </style:style>
    <style:style style:name="T105" style:family="text">
      <style:text-properties officeooo:rsid="0025bd7e"/>
    </style:style>
    <style:style style:name="T106" style:family="text">
      <style:text-properties style:font-size-complex="11pt"/>
    </style:style>
    <style:style style:name="T107" style:family="text">
      <style:text-properties officeooo:rsid="001ffebd" style:font-size-complex="11pt"/>
    </style:style>
    <style:style style:name="T108" style:family="text">
      <style:text-properties style:text-position="super 58%" style:font-size-complex="11pt"/>
    </style:style>
    <style:style style:name="T109" style:family="text">
      <style:text-properties officeooo:rsid="00147f8c" style:font-size-complex="11pt"/>
    </style:style>
    <style:style style:name="T110" style:family="text">
      <style:text-properties style:text-position="super 58%" officeooo:rsid="001687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nguages</text:p>
      <text:p text:style-name="P1">Cerik (common)</text:p>
      <text:p text:style-name="P2">The most common language in the region, This would be “common” for the characters. The Language of the Cerisan empire, an expansionist Theocratic Monarchy and the country of origin of the characters. Due to the larger size of the Ceri<text:span text:style-name="T1">san</text:span> empire, the language encompasses many different cultures and has morphed slightly to better suit differ<text:span text:style-name="T2">en</text:span>t dialects, often taking on loan words from the places it conquers or neighbours.</text:p>
      <text:p text:style-name="P2"/>
      <text:p text:style-name="P1">Raconta</text:p>
      <text:p text:style-name="P2">The Empire of Raconta is to the east of Cerik, made up of 3 <text:span text:style-name="T3">smaller</text:span> countries, the Racontan empire is smaller than the Cerisan empire but still quite powerful. The main language is Raconta. The Language is fairly stable having only 1 large change in recent history and that is the dimi<text:span text:style-name="T2">ni</text:span>sh<text:span text:style-name="T2">ment</text:span> of its Grek influence.</text:p>
      <text:p text:style-name="P2"/>
      <text:p text:style-name="P1">Ardulian</text:p>
      <text:p text:style-name="P2">A language spoken in the Ardul <text:span text:style-name="T4">cresent in the south western side of Cerik. Gives Cerik many of its words for buildings. A lot less of it spoken with many native speakers moving north into the mountains during the Neern Bill War.</text:span></text:p>
      <text:p text:style-name="P2"/>
      <text:p text:style-name="P1">Grek</text:p>
      <text:p text:style-name="P3">A language spoken in Raconta from the smaller province of Grek. Notably developed with a large population of dragonborn in the province. Grek lack sounds difficult to make without lips. Similar <text:span text:style-name="T3">to </text:span>Ardulian not many native speakers are left in the province, many migrating north during the Dept Strike War. </text:p>
      <text:p text:style-name="P3"/>
      <text:p text:style-name="P1">Ardo</text:p>
      <text:p text:style-name="P4">A Creole of Ardulian and Grek created in the Ardolan autonomus region that occupies the connected north-eastern corner of Cerik and north-western corner of Raconta. It was created as both groups were forced out of their home territories and told to move north instead of being freed of their arbatry de<text:span text:style-name="T5">bt.</text:span></text:p>
      <text:p text:style-name="P2"/>
      <text:p text:style-name="P1">Eema</text:p>
      <text:p text:style-name="P5">A language similar to Grek, spoken to the same territory.</text:p>
      <text:p text:style-name="P6"/>
      <text:p text:style-name="P1">Dead Eema</text:p>
      <text:p text:style-name="P7">The precursor language to Eema, there are no known native speakers of Dead Eema alive. Historical records and artifacts containing language refer to Dead Eema as simply Eema, however modern archeologiests and historians have taken to calling ti Dead Eema to differenciate it from the modern, very different Eema that is spoken in modern day. Dead Eema is also known by its less academic name, Demonic. Though It isn’t the language of deamons, all recovered spells and writings to do with the pratical summoning of deamons is written in Dead Eema. To cast any such summoning spell you would need to speak it in Dead Eema. Its modern usage as a <text:soft-page-break/>language is mainly to do with this type of magic and thus it developed an association.</text:p>
      <text:p text:style-name="P7"/>
      <text:p text:style-name="P8">Mannoc -&gt; <text:span text:style-name="T6">southern mountain languages</text:span></text:p>
      <text:p text:style-name="P9">Kiereroc → sister language of mannoc</text:p>
      <text:p text:style-name="P1"/>
      <text:p text:style-name="P1">Danumoc </text:p>
      <text:p text:style-name="P1">Celestial </text:p>
      <text:p text:style-name="P1">Dwarven</text:p>
      <text:p text:style-name="P10">Southern Hand Language</text:p>
      <text:p text:style-name="P11"><text:span text:style-name="T7">Proto-Cele-Ce</text:span><text:span text:style-name="T8">r</text:span><text:span text:style-name="T7">ik-3</text:span></text:p>
      <text:p text:style-name="P12"/>
      <text:p text:style-name="P13"/>
      <text:p text:style-name="P14">Noble Titles <text:span text:style-name="T2">of the Ceresian Empire</text:span></text:p>
      <text:p text:style-name="P15"/>
      <text:p text:style-name="P16">Introduction</text:p>
      <text:p text:style-name="P17"/>
      <text:p text:style-name="P18">The Cersian empire is one of the dominant socioeconomic powers in the region it occupies. The structure of high influence can be split into 3 pillars. <text:span text:style-name="T9">T</text:span>he families which control the land <text:span text:style-name="T10">and military </text:span><text:span text:style-name="T9">known as the Herald Nobels</text:span>. <text:span text:style-name="T9">The </text:span><text:span text:style-name="T10">Royal house of the Triamo leading the royal army and head of the seats of government. Finally the Ordained Nobles whos claim of divine right and ownership of large and profitable lands make them all individually very powerful.</text:span></text:p>
      <text:p text:style-name="P18"/>
      <text:p text:style-name="P19"><text:span text:style-name="T10">The Herald nobles are houses of repute which have been allowed the privilage to a name and recorded linage. </text:span>They are given territories by the Triamo which they are allowed to take tax from and allowed to keep armies to defend. The Herald noble houses represent as a sum total, the largest military faction in the empire. However their large count, competing interests and strict code of noble conduct, would require an especially large assembly <text:span text:style-name="T9">of them united in effort in order to wield their considerable power towards any singular goal. This makes the Herald nobles slow to act in group and keeps them in check with the smaller but more unified factions. </text:span></text:p>
      <text:p text:style-name="P19"/>
      <text:p text:style-name="P19"><text:span text:style-name="T10">Twice per year, in early spring and late fall the herald nobles are called </text:span><text:span text:style-name="T11">to be represented</text:span><text:span text:style-name="T10"> </text:span><text:span text:style-name="T11">in the house of the dome in 2, week long sessions of government. This is a large congress of all the houses named for its gathering chamber in the parliament, a large domed chamber built for debate, votes and general large governmental issues. Failing illness or exemption by Triamo, usually on military reasons, all houses must attend these 2 sessions of government. Smaller sessions can be called, usually during the winter when most nobles maintain a presence in the capital. Though these ancillary sessions are not required.</text:span></text:p>
      <text:p text:style-name="P20"><text:soft-page-break/>The Ordained nobles contain two parts. The old families of which there are <text:span text:style-name="T12">7</text:span>, <text:span text:style-name="T12">8</text:span> if you include the royal family, are land bearing nobles that can trace their liniage back for over a thousand years to the founding of the Ceresian empire in old Ceris. These old houses helped found the Cerisian Empire and gave it its dominant religion. For this ancient favour they were given many privilege<text:span text:style-name="T13">s</text:span> by there first Triamo and their family names given divine strength by the <text:span text:style-name="T13">City of the Beazor</text:span>. <text:span text:style-name="T13">The other half of this pillar are the leaders of the Olorus faith themselves. The children of the old families and often from other noble houses are nominated for study in the Beazor, the centralized power of the Olorus faith and the seat of power of the head of the church. Once credable clerics these chosen leaders are made the heads of important cathedrals and offices to serve both the benefit of the church and their families.</text:span></text:p>
      <text:p text:style-name="P20"/>
      <text:p text:style-name="P21"><text:span text:style-name="T14">Taking Iconography from the Aasimar nature of the Triamo bloodline, the heads of the Ordained noble houses and major offices of the Olorus Pantheon in the empire meet regularly in a conference known as the Wings Counsel. This council operates similar to a senate and cabinet to the Triamo. Motions that pass a </text:span><text:span text:style-name="T15">two</text:span><text:span text:style-name="T14"> thirds vote in the House of the Dome are voted on and discussed by the Wings Counsel. They also handle other matter and can create their own motions. The Wings Counsel notably have the exclusive power to decide what motions get put before the Triamo, who maintains the rights exclusive to make any decision of law.</text:span></text:p>
      <text:p text:style-name="P22"/>
      <text:p text:style-name="P23">The Triamo, the royal house and government all work to make sure that the empire runs day to day. The Triamo is the sole ruler of the empire, whose divine right to the throne of the empire is materialized through a lineage of exclusively Aasimar. The Triamo maintains full authority of the nations policies with full Veto and Decree privalages able to overturn successful and unsucessful resolutions in both the house of the Dome and the Wings Council, as both are considered to be created in the interest of the Triamo no opposed to them. The ministries, guilds, departments and other aspects of routine government are populated with nobles who directly serve the Triamo. They and their families cannot wield the same individual power as either the Herald Nobles or the Ordained Nobles, however since they act directly on the Triamo’s orders they can wield that power in limited ways.</text:p>
      <text:p text:style-name="P24"/>
      <text:p text:style-name="P25"><text:span text:style-name="T16">Herald</text:span> Nobles</text:p>
      <text:p text:style-name="P26"/>
      <text:p text:style-name="P27">Vobarret – <text:span text:style-name="T17">Veauburett</text:span></text:p>
      <text:p text:style-name="P27"/>
      <text:p text:style-name="P28">A title given to sub-vassals of a land owning Barret. A Vobarret may name an heir and <text:span text:style-name="T18">keep records of their famil</text:span><text:span text:style-name="T19">ies</text:span><text:span text:style-name="T18"> histor</text:span><text:span text:style-name="T19">y</text:span><text:span text:style-name="T18"> as rightful claim to their </text:span><text:span text:style-name="T20">claims and</text:span><text:span text:style-name="T18"> their nobility</text:span>. As such they are allowed to take a name. Vobarrets inhabit a Barret’s land and act as tenants, maintaining their lands in the name of their lord. This includes training troops, collecting taxes, quelling dissatisfaction under the banner of their Barret. <text:span text:style-name="T21">Vobarret take the prefix Ser like Knights, for this they are often confused and sometimes referred to as Barret Knights, Named Knights or Family Knights. A Barret </text:span><text:soft-page-break/><text:span text:style-name="T21">may nominate an existing family for Vobarricy but must petition both the house of the dome and the wings counc</text:span><text:span text:style-name="T22">il</text:span><text:span text:style-name="T21">, who then put it before the Triam</text:span><text:span text:style-name="T23">o</text:span><text:span text:style-name="T21"> to make the decision. A well connected Barret can attempt to put it in front of the Triam</text:span><text:span text:style-name="T23">o</text:span><text:span text:style-name="T21"> directly but that is unlikely. </text:span><text:span text:style-name="T24">A Vobarret is not allowed to hold troops of their own but is ceremonially given troops to lead from the Barret to act as their army/soldier while keeping them legally under the purview of the Barret.</text:span></text:p>
      <text:p text:style-name="P29"/>
      <text:p text:style-name="P30">Barret <text:span text:style-name="T2">and</text:span><text:span text:style-name="T25"> Barrbazein</text:span></text:p>
      <text:p text:style-name="P30"/>
      <text:p text:style-name="P31">The title given to to the lowest level of land owning nobility. A<text:span text:style-name="T22"> Barret house is given a hereditary piece of land to govern in the Triam</text:span><text:span text:style-name="T23">o</text:span><text:span text:style-name="T22">’s name. On paper these lands are stationary and passed down, however quite a bit of swapping, trading, conquering and seizing happens between houses. </text:span><text:span text:style-name="T26">A Barret will often have a smaller or less important portion of land. During peace time a Barret house is restricted to maintaining a force of 1600 soldiers, of which no more than 200 may be Knights. If the Triam</text:span><text:span text:style-name="T23">o</text:span><text:span text:style-name="T26"> declares a war, then the Barret is expected to levy forces requested, usually around </text:span><text:span text:style-name="T27">1</text:span><text:span text:style-name="T26">000 soldier</text:span><text:span text:style-name="T27">s</text:span><text:span text:style-name="T26">, men at arms or able bodies.</text:span></text:p>
      <text:p text:style-name="P31"/>
      <text:p text:style-name="P32">Barrets are considered land given nobles and thus are given a seat in the house of the dome. They are allowed to declare an heir and keep records of their famil<text:span text:style-name="T19">ies</text:span> histor<text:span text:style-name="T19">y</text:span> as rightful claim to their lands and their nobility.</text:p>
      <text:p text:style-name="P32"/>
      <text:p text:style-name="P33">Barrbazein’s are a Vobazein that successfully split their controlling territory away from a Bazeim, making them a landed noble. They are mostly just a Barret with a few cavets, slightly more troops and often are more important in the government. <text:span text:style-name="T28">A Barrbazein’s heir is considered a Barret when they take control of the family.</text:span></text:p>
      <text:p text:style-name="P32"/>
      <text:p text:style-name="P34">Vobazein <text:span text:style-name="T24">(</text:span><text:span text:style-name="T17">Veauba</text:span><text:span text:style-name="T24">y</text:span><text:span text:style-name="T17">s</text:span><text:span text:style-name="T24">a</text:span><text:span text:style-name="T17">n</text:span><text:span text:style-name="T24">) and </text:span><text:span text:style-name="T17">Veauba</text:span><text:span text:style-name="T24">y</text:span><text:span text:style-name="T17">s</text:span><text:span text:style-name="T24">a</text:span><text:span text:style-name="T17">no.</text:span></text:p>
      <text:p text:style-name="P34"/>
      <text:p text:style-name="P35">Vobazein <text:span text:style-name="T2">and</text:span> Veauba<text:span text:style-name="T24">y</text:span>s<text:span text:style-name="T24">a</text:span>no are unlanded nobels that rank <text:span text:style-name="T24">equal to or just </text:span>above <text:span text:style-name="T24">a</text:span> Barret in a the noble hierarchy of the Cerisian empire. </text:p>
      <text:p text:style-name="P35"/>
      <text:p text:style-name="P35"><text:span text:style-name="T24">Vobazein: </text:span><text:span text:style-name="T29">They </text:span><text:span text:style-name="T24">are sub-vassals of a land owning Bazein, performing similar roles as the Vobarret. Vobazein’s are allowed to keep a standing army of 1600 soldier of which no more than 400 may be knights. A Vobazein is allowed to name an heir </text:span><text:span text:style-name="T18">and keep records of their family histories as rightful claim </text:span><text:span text:style-name="T25">to</text:span><text:span text:style-name="T18"> their nobility. </text:span></text:p>
      <text:p text:style-name="P33"/>
      <text:p text:style-name="P33">During times of strife or mismanagement from their Bazein, a Vobazein may petition the house in the dome to relinquish their lords claim over their land, making them a Barrbazein and a landed lord.<text:line-break/><text:line-break/>Vobazein get a seat in the house of the dome, however they must petition their Bazein to speak and though they count as a vote, the Bazein of their territory votes for them.</text:p>
      <text:p text:style-name="P33"/>
      <text:p text:style-name="P36"><text:soft-page-break/><text:span text:style-name="T17">Veauba</text:span><text:span text:style-name="T24">y</text:span><text:span text:style-name="T17">s</text:span><text:span text:style-name="T24">a</text:span><text:span text:style-name="T17">no: </text:span><text:span text:style-name="T29">They are sub-vassals of the Triam</text:span><text:span text:style-name="T23">o</text:span><text:span text:style-name="T29"> directly and are slightly higher rank then Barrets. A </text:span><text:span text:style-name="T17">Veauba</text:span><text:span text:style-name="T24">y</text:span><text:span text:style-name="T17">s</text:span><text:span text:style-name="T24">a</text:span><text:span text:style-name="T17">no </text:span><text:span text:style-name="T29">is a newer term for a non-land holding noble that has a high position in the government. The Royal Guild-master of Timber for example, would be held by a Veaubaysano. A </text:span><text:span text:style-name="T17">Veauba</text:span><text:span text:style-name="T24">y</text:span><text:span text:style-name="T17">s</text:span><text:span text:style-name="T24">a</text:span><text:span text:style-name="T17">no </text:span><text:span text:style-name="T29">is allowed to name an heir </text:span>and keep records of their family histories as rightful claim <text:span text:style-name="T25">to</text:span> their nobility. <text:span text:style-name="T29">They are not allowed to hold an army of their own, though the Triam</text:span><text:span text:style-name="T23">o</text:span><text:span text:style-name="T29"> can, through ceremony, allow a </text:span><text:span text:style-name="T17">Veauba</text:span><text:span text:style-name="T24">y</text:span><text:span text:style-name="T17">s</text:span><text:span text:style-name="T24">a</text:span><text:span text:style-name="T17">no </text:span><text:span text:style-name="T29">to command an army in their name for a period of time.</text:span></text:p>
      <text:p text:style-name="P32"/>
      <text:p text:style-name="P32">Bazein <text:span text:style-name="T30">(</text:span><text:span text:style-name="T31">Bah-</text:span><text:span text:style-name="T30">zeeen)</text:span></text:p>
      <text:p text:style-name="P32"/>
      <text:p text:style-name="P37"><text:span text:style-name="T32">A</text:span><text:span text:style-name="T33"> </text:span><text:span text:style-name="T34">Bazein</text:span><text:span text:style-name="T33"> house is given a </text:span><text:span text:style-name="T35">large </text:span><text:span text:style-name="T33">hereditary piece of land to govern in the Triam</text:span><text:span text:style-name="T36">o</text:span><text:span text:style-name="T33">’s name. </text:span><text:span text:style-name="T35">With their large size comes some changes in ownership, territories on the edges of a Bazein’s territory are sometimes traded or ceded as large forms of payment during financial issues or wars. If a</text:span><text:span text:style-name="T37"> Bazein isn’t careful or fails in their duty, their </text:span><text:span text:style-name="T38">Vobazein </text:span><text:span text:style-name="T37">can request to be made </text:span><text:span text:style-name="T39">Barrets, </text:span><text:span text:style-name="T37">reducing their lands.</text:span></text:p>
      <text:p text:style-name="P38"/>
      <text:p text:style-name="P39">During peace time a <text:span text:style-name="T40">Bazein</text:span> house is restricted to maintaining a force of <text:span text:style-name="T27">32</text:span><text:span text:style-name="T30">00</text:span> soldiers, of which no more than <text:span text:style-name="T27">8</text:span>00 may be Knights. <text:span text:style-name="T30">A </text:span><text:span text:style-name="T18">Bazein </text:span><text:span text:style-name="T40">house may also call on the forces of their </text:span><text:span text:style-name="T25">Vobazein. </text:span>If the Triam<text:span text:style-name="T23">o</text:span> declares a war, then the <text:span text:style-name="T18">Bazein</text:span> is expected to levy a size of forces requested, usually around <text:span text:style-name="T27">6</text:span><text:span text:style-name="T30">,</text:span>000 soldier, men at arms or able bodies <text:span text:style-name="T30">though the </text:span><text:span text:style-name="T18">Bazein </text:span><text:span text:style-name="T30">can levy their </text:span><text:span text:style-name="T25">Vobazein </text:span><text:span text:style-name="T30">to help fill this number</text:span></text:p>
      <text:p text:style-name="P40"/>
      <text:p text:style-name="P41">Bazein are considered land given nobles and thus are given a seat in the house of the dome, <text:span text:style-name="T40">they <text:s/>represen</text:span><text:span text:style-name="T20">t</text:span><text:span text:style-name="T40"> and vote for the </text:span><text:span text:style-name="T25">Vobazein </text:span><text:span text:style-name="T40">of their territory</text:span>. They are allowed to declare an heir and keep records of their family histories as rightful claim to their lands and their nobility.</text:p>
      <text:p text:style-name="P41"/>
      <text:p text:style-name="P42">Functional Nobles</text:p>
      <text:p text:style-name="P43"/>
      <text:p text:style-name="P44">Knight</text:p>
      <text:p text:style-name="P26">The lowest rank recognized as Cerisian nobility. A knight cannot take a proper last name, they are usually recognized as Ser (Unisex) Name of Location. <text:span text:style-name="T41">They serve the titled lord of the area. Knights cannot name an </text:span><text:span text:style-name="T42">h</text:span><text:span text:style-name="T41">eir to take over their noble claim, but lords often knight the children of their knights after a length of training. This is usually done to keep loyal and effective knights close to their serving lord. </text:span><text:span text:style-name="T21">A knight is raised to nobility for their skill at battle, A land owning Nob</text:span><text:span text:style-name="T16">le</text:span><text:span text:style-name="T21"> may name a knight without the permission of the Triam</text:span><text:span text:style-name="T23">o</text:span><text:span text:style-name="T21"> but can only have a certain number of knights at any one point.</text:span></text:p>
      <text:p text:style-name="P26"/>
      <text:p text:style-name="P45"/>
      <text:p text:style-name="P46">Taurom<text:span text:style-name="T16">o</text:span></text:p>
      <text:p text:style-name="P47">Similar but higher rank to a Knight. Tauromo is a title <text:span text:style-name="T43">given to individuals of medium governmental position if they show exception achievement. The title of </text:span><text:soft-page-break/><text:span text:style-name="T43">Tauromo is often given to second and third children of higher title nobels. A Barret may declare his eldest his heir and have his second work for the government and become a Tauromo. Tauromo cannot name an heir and usually come from existing noble houses. Mages are often made Tauromo if they enter </text:span><text:span text:style-name="T28">higher </text:span><text:span text:style-name="T43">service </text:span><text:span text:style-name="T20">or knights if they prove themselves in battle</text:span><text:span text:style-name="T43">. Tauromo that standout even from others of their noble group are sometimes elevated to </text:span><text:span text:style-name="T17">Veauba</text:span><text:span text:style-name="T24">y</text:span><text:span text:style-name="T17">s</text:span><text:span text:style-name="T24">a</text:span><text:span text:style-name="T17">no </text:span><text:span text:style-name="T28">and are alowed to take their own name</text:span><text:span text:style-name="T17">. </text:span></text:p>
      <text:p text:style-name="P47"/>
      <text:p text:style-name="P48">Pan<text:span text:style-name="T44">cerk</text:span></text:p>
      <text:p text:style-name="P49">The term for a noble who <text:span text:style-name="T44">became a member of the clergy of the Olorus Pantheon. Often </text:span><text:span text:style-name="T23">later children or children born out of wedlock,</text:span><text:span text:style-name="T44"> who have difficulty entering other aspects of noble culture. A </text:span><text:span text:style-name="T23">trained P</text:span><text:span text:style-name="T44">ancerk </text:span><text:span text:style-name="T23">works at a temple and performs general religious duties including regular prayer, healing, ceremonies, festivals and anything else that would come of that work. Common Clerics or Vocerk are similar but perform even more mundain tasks like sweeping, cleaning and cooking at temples. A Pancerk is roughly the same noble level as a knight, though often due to their unwanted nature, are seen as lower than knights. A Pancerk </text:span><text:span text:style-name="T31">can not</text:span><text:span text:style-name="T23"> take a partner nor have children and as a side effect cannot pass their small title down. </text:span><text:span text:style-name="T45">Pancerks are clerics and can often cast clerical magic, however they wern’t “chosen” and instead entered service willingly and so are not considered Ordained Nobles.</text:span></text:p>
      <text:p text:style-name="P47"/>
      <text:p text:style-name="P47"/>
      <text:p text:style-name="P50"/>
      <text:p text:style-name="P42">Ordained Nobles</text:p>
      <text:p text:style-name="P43"/>
      <text:p text:style-name="P51">Cetello <text:span text:style-name="T46">or Castellos </text:span><text:span text:style-name="T31">(terms used interchangeably)</text:span></text:p>
      <text:p text:style-name="P51"/>
      <text:p text:style-name="P52">A Cetello is greater noble title held by old families who’s land include strategic military locations. Key western ship building cities, large border fotresses, historic castles are all general<text:span text:style-name="T31">ly</text:span> the hallmarks of a Cetello’s claim. <text:span text:style-name="T46">A Cestello’s land will usually be of equal size to that of a Bazein and will come with </text:span><text:span text:style-name="T25">Vobazein </text:span><text:span text:style-name="T46">sub-tennent houses, some texts call these houses Vocastello’s but that name is unofficial. A Cestello is often old and storied in their region of opperation. Their claim to their land is backed or ordained by the Olorus Faith and thus they are able to weild a considerable amount of both milatary and polical power. A Cetello house is allowed to keep a standing force of </text:span><text:span text:style-name="T27">32</text:span><text:span text:style-name="T46">00 troops of which no more than </text:span><text:span text:style-name="T47">8</text:span><text:span text:style-name="T46">00 can be knights. </text:span><text:span text:style-name="T48">A Cetello can also command their</text:span><text:span text:style-name="T46"> </text:span><text:span text:style-name="T25">Vobazein’</text:span><text:span text:style-name="T48">s forces. </text:span><text:span text:style-name="T49">Cetello houses do not sit in the house of the dome, instead they have a seat in the more powerful table of wings.</text:span></text:p>
      <text:p text:style-name="P52"/>
      <text:p text:style-name="P53">Luchamo</text:p>
      <text:p text:style-name="P54">A Luchamo is a greater noble title held by only the oldest families. Territories of Luchamo’s are typically the best possible location, the best for crop growing, the best for monster hunting, the best for min<text:span text:style-name="T47">e</text:span>ral gathering, timber hauling. A Luchamo’s <text:span text:style-name="T49">territory is generally the largest among nobles, though not always the case. Like </text:span><text:soft-page-break/><text:span text:style-name="T49">Cetello, they maintain a divine right to their territories given to them by the Olorus Faith. Notably a Luchamo territory does not require </text:span><text:span text:style-name="T25">Vobazein </text:span><text:span text:style-name="T49">or sub-tennent houses. </text:span><text:span text:style-name="T27">The subdividing of smaller houses helps with administrative labor but also acts as a check for the noble houses, making it difficult for families to aquire a large army to oppose the Tiram</text:span><text:span text:style-name="T20">o</text:span><text:span text:style-name="T27"> easily. </text:span>Luchamo <text:span text:style-name="T47">houses were all created at the founding of the empire back in old history, as such they were given certain privilages above the other noble houses. The ability to centralize their military power being one of thoes privileges. A Luchamo household has no upper limit on their standing armies size, though in practice keeping any military above 16,000 soldiers is economically and logistically difficult for any house. The only agreement on standing army strength is that Knights can only make up one third their total forces. The Luchamo</text:span><text:span text:style-name="T49"> houses </text:span><text:span text:style-name="T47">lead the</text:span><text:span text:style-name="T49"> table of wings </text:span><text:span text:style-name="T47">deciding what to put before the Tiram</text:span><text:span text:style-name="T20">o</text:span><text:span text:style-name="T47"> and acting as advisors to them as they rule their empire. All the Luchamo houses have been ordained and their claims of land backed by the clergy of Olor. </text:span><text:span text:style-name="T50">The Luchamo houses keep close blood ties to the Royal house, often marrying in sons and daughters to keep strong relations. </text:span></text:p>
      <text:p text:style-name="P54"/>
      <text:p text:style-name="P55">Checher<text:span text:style-name="T51">to</text:span></text:p>
      <text:p text:style-name="P56">A Checherto is responsible for maintaining the larger temple complexes and the influence of the Olorous faith in the Cerisian empire. They are always the head cleric of temple or are of a similar status. </text:p>
      <text:p text:style-name="P57"/>
      <text:p text:style-name="P57">-<text:span text:style-name="T52">Feli to Proumo</text:span></text:p>
      <text:p text:style-name="P57"/>
      <text:p text:style-name="P57">-<text:span text:style-name="T52">Chalo</text:span></text:p>
      <text:p text:style-name="P32"/>
      <text:p text:style-name="P58">Triamo</text:p>
      <text:p text:style-name="P32"/>
      <text:p text:style-name="P59"/>
      <text:p text:style-name="P60"/>
      <text:p text:style-name="P61">Common Species</text:p>
      <text:p text:style-name="P62">There are 10 commonly known sophont species that make up the bulk of living society. Other Sapient entities exist, though their existence ranges from fiction to grand myth to just being really rare. These edge case sophonts tend to be exceptions themselves to some greater rule that defines <text:span text:style-name="T53">their species</text:span>; thus <text:span text:style-name="T54">making them </text:span>doubly rare. A notable example of this rare edge case sophont<text:span text:style-name="T53">s</text:span> would be True Dragons.</text:p>
      <text:p text:style-name="P62"/>
      <text:p text:style-name="P62">The knowledge of <text:span text:style-name="T55">the worlds</text:span> inhabitants is far from complete, Medicine is intermediate at best, surgery is <text:span text:style-name="T54">controversial, the assumed composition and functions of the different species is largely incorrect. This fact is largely innocuous, though I will point out truths of the species as they are relevant to the players </text:span><text:span text:style-name="T56">and </text:span><text:span text:style-name="T54">as you make decisions on what to play.</text:span></text:p>
      <text:p text:style-name="P62"/>
      <text:p text:style-name="P63">Culture in the world is created by the <text:span text:style-name="T57">shared values, goals, practices and ideals that largely come from a co-regionality or a shared physical closeness</text:span>. That is to say there is no “Elvish society” equally as much as there is no “Human society”, <text:span text:style-name="T57">that </text:span><text:soft-page-break/><text:span text:style-name="T57">defines a unique set of behaviours shared across all, or the vast majority of, one particular species. </text:span><text:span text:style-name="T58">To this point,</text:span><text:span text:style-name="T57"> there is no species based languages. There are languages that take after the particular species and their method of speaking vis a vis their physical interaction with a culture, for example Grek evolved to only include cons</text:span><text:span text:style-name="T59">o</text:span><text:span text:style-name="T57">nants that Dragonborn could pronounce. This does not mean that Grek is the Dragonic language, but instead evolved in a culture that had a sizable Dragonborn population. <text:line-break/><text:line-break/>2 notable exceptions to this rule exist in common speach. There is an Unofficial Dwarven language that mixes spoken words with physical tapping called Knokking; either on a nearby surface or on the person you are talking to (typically on the hand but that’s more a cultural difference). </text:span><text:span text:style-name="T56">An effort put forward to attempt to standardize overlapping Knokking words. </text:span><text:span text:style-name="T53">This situation is largely similar to the creation of the modern Italian.</text:span><text:span text:style-name="T56"> This has vary</text:span><text:span text:style-name="T60">i</text:span><text:span text:style-name="T56">ng success and many critics.</text:span></text:p>
      <text:p text:style-name="P64"/>
      <text:p text:style-name="P64">The other is Silent Elvish, The Hunting Hands or The Voice with no Sound. It is a hand sign based language popularized by a nomadic group, south of the Cerik empire across a large sea. It is known more widely as the Southern Hand Languge. <text:span text:style-name="T58">It has been adopted as the most common standard language for the hearing impaired in the Cerik Empire.</text:span></text:p>
      <text:p text:style-name="P60"/>
      <text:p text:style-name="P65">Aasimar</text:p>
      <text:p text:style-name="P66">For players: Aasimar have no divine influence that would give them their somewhat angelic qualities. Actually the exact opposite happened<text:span text:style-name="T60">,</text:span> where naturally occurring Aasimar influenced the older societies interpretation of things they didn’t understand, aligning their ideals of “angelicness” somewhat with the qualities Aasimar displayed. </text:p>
      <text:p text:style-name="P66"/>
      <text:p text:style-name="P66">Aasimar are biologically natural, their alterations result from a genetic mutation that aligns their arcane identity very strongly with a particular band of magic. <text:span text:style-name="T61">The Aasimar mutation is recessive and inheritable through lineage. This mutation is mostly magical and has a wide spectrum of obvious and subtle </text:span><text:span text:style-name="T53">secondary </text:span><text:span text:style-name="T61">physical traits that are often reliant on an Aasimars magical ability to manifest. An Aasimar may </text:span><text:span text:style-name="T60">simply</text:span><text:span text:style-name="T61"> look like their parents, and many Aasimar mutations go undetected, even w</text:span><text:span text:style-name="T55">hen</text:span><text:span text:style-name="T61"> </text:span><text:span text:style-name="T55">the mutation</text:span><text:span text:style-name="T61"> manifest</text:span><text:span text:style-name="T55">s</text:span><text:span text:style-name="T61">, making a rare occurrence appear even rarer than it really is. An Aasimar can also trigger the manifestation of their physical traits when they develop their innate magical affinity, which leads to some “suprise Aasimar”.</text:span></text:p>
      <text:p text:style-name="P66"/>
      <text:p text:style-name="P67">As a magic based mutation Aasimar do not properly meet the <text:span text:style-name="T62">traditional</text:span> taxonomical definition of a species. <text:span text:style-name="T62">No two Aasimar coming from different parent species are guaranteed to produce a fertile offspring. They by definition, do not share a common </text:span>DNA sequence<text:span text:style-name="T62">. However they do share a </text:span>morpholo<text:span text:style-name="T62">gy that is unique to them </text:span><text:span text:style-name="T63">and</text:span><text:span text:style-name="T62"> based on their </text:span><text:span text:style-name="T63">shared Arcane </text:span><text:span text:style-name="T62">at</text:span><text:span text:style-name="T53">t</text:span><text:span text:style-name="T62">uenment. These magical groupings </text:span><text:span text:style-name="T63">of species </text:span><text:span text:style-name="T62">are commonly </text:span><text:span text:style-name="T63">defined as</text:span><text:span text:style-name="T62"> Ar</text:span><text:span text:style-name="T63">c</text:span><text:span text:style-name="T62">i</text:span><text:span text:style-name="T63">k</text:span><text:span text:style-name="T62"> Morphology, the grouping based on arcane traits. </text:span><text:span text:style-name="T63">B</text:span><text:span text:style-name="T62">y this definition, Aasimar are their own species.</text:span></text:p>
      <text:p text:style-name="P68"><text:soft-page-break/></text:p>
      <text:p text:style-name="P69">In World: Aasimar in the Cerik empire are assumed to have a divine spark or <text:span text:style-name="T55">godly </text:span>providence. They are <text:span text:style-name="T60">assumed to be</text:span> chosen by Olor the patron deity of the empire for a specific role or to fulfill a certain prophesy. <text:span text:style-name="T55">Different levels of belief in this exist across peoples depending on their knowledge of the subject. A farmer may just think an Aasimar is a strange looking person, while a Pancerk may bow and defer </text:span><text:span text:style-name="T58">to an Aasimar </text:span><text:span text:style-name="T60">as a show of faith</text:span><text:span text:style-name="T55">.</text:span></text:p>
      <text:p text:style-name="P69"/>
      <text:p text:style-name="P70">There is no root word<text:span text:style-name="T64">s</text:span> for Aasimar due to their universal nature and existence in every culture. Thus the term for them has had an early adoption into every language. </text:p>
      <text:p text:style-name="P70"/>
      <text:p text:style-name="P71">In Practice: Visually Aasimar resemble their parent species. The physical manifestations of the Aasimar mutation past that, range from barely noticeable change to <text:span text:style-name="T53">wildly different and Obvious</text:span>. You can generally opt for as wild of an Aasimar as you want: multiple eyes, metallic parts of your body, A floating ring of eyes for a head, Angel wings. Generally mutations should somewhat align with what <text:span text:style-name="T53">is generally considered </text:span>Celestial.</text:p>
      <text:p text:style-name="P72"/>
      <text:p text:style-name="P65">Dragonborn</text:p>
      <text:p text:style-name="P73">For players: <text:span text:style-name="T65">The </text:span><text:span text:style-name="T66">d</text:span><text:span text:style-name="T65">ragonborn are Lizards. The </text:span><text:span text:style-name="T66">d</text:span><text:span text:style-name="T65">ragonborn are unrelated to dragons, who as dragons, are also biologically unrelated to lizards. Again, the </text:span><text:span text:style-name="T66">d</text:span><text:span text:style-name="T65">ragonborn are sapient lizards who walk on 2 legs. All </text:span><text:span text:style-name="T66">d</text:span><text:span text:style-name="T65">ragonborn have tails or as a species, are expected to have tails. There are cases where someone does not have a tail, but that physical descriptor would come as a result of a specific circumstance, like a mutation or an injury </text:span><text:span text:style-name="T53">or choice of that individual</text:span><text:span text:style-name="T65">. </text:span></text:p>
      <text:p text:style-name="P73"/>
      <text:p text:style-name="P74">As there is no “Draconic Ancestry” for a dragonborn to inherit, those key terms as described in the Players Hand Book instead correspond to physical traits inherit<text:span text:style-name="T53">ed</text:span> <text:span text:style-name="T53">from a characters ancestry.</text:span> A dragonborn with a resistance to cold damage, traces their history back to a group of dragonborn living in a cold environment, <text:span text:style-name="T53">they would </text:span>naturally evolv<text:span text:style-name="T53">e</text:span> this resistance as a biological tool. All other dragonborn find similar biological explanations for their disposition. Similarly, a dragonborn’s breath weapon is naturally occurring. A dragonborn would have an organ or some other biological aspect of their being that allowed them to produce this attack. <text:span text:style-name="T67">This basically works like monster hunter rules. </text:span><text:span text:style-name="T53">As magic is considered natural, there could be some natural augment due to magic to explain it aswell.</text:span></text:p>
      <text:p text:style-name="P74"/>
      <text:p text:style-name="P75"><text:span text:style-name="T64">In Practice: </text:span>Physically, dragonborn are very different to humans. <text:span text:style-name="T68">Most dragonborn have tails, this means that cultures, buildings, furniture, fashions that interact with dragonborn accommodate their stature and cultures that do not, are then modified by the dragonborn that live in them. Easy to spot examples of this are, doors widened at the base, weird chair designs (front leaning instead of back leaning </text:span><text:span text:style-name="T69">sometimes</text:span><text:span text:style-name="T68">), lower counter tops, different fashion.</text:span></text:p>
      <text:p text:style-name="P76"/>
      <text:p text:style-name="P77"><text:soft-page-break/>Dragonborn also have other less obvious physical differences. They have very different jaw structures and likely different vocal chords. Lacking lips, makes certain <text:span text:style-name="T70">sounds</text:span> difficult to pronoun<text:span text:style-name="T70">ce, particularly the “F” and “V” sounds as well as the “W” and “oo” sounds. Minor issues with “p”, “b”, and “m” as well but with trained speakers, it is less noticeable. However this can be annoying to play, so you can just talk normally, its fine.</text:span></text:p>
      <text:p text:style-name="P77"/>
      <text:p text:style-name="P78">Dragonborn in world tend a little taller than other sources describe them, averaging around 6’3” especially the dragonborn of the colder regions that can average 6’7” in certain groups. Dragonborn have a wide band of colours that they can inherit <text:span text:style-name="T71">including all of the primary colours and even some metallic colours. Dragonborn do not have to be one flat colour. Generally dragonborn have any mix of horns, wiskers, spikes and frills. Some dragonborn though more rarely, will have fur. </text:span><text:span text:style-name="T72">Dragonborn </text:span><text:span text:style-name="T73">are considered adults at around 18-20 years old and</text:span><text:span text:style-name="T72"> live about a Century.</text:span></text:p>
      <text:p text:style-name="P78"/>
      <text:p text:style-name="P79">Dragonborn are described by many languages as either Dragon related as with the Cerik language or Lizard related like Eema. <text:span text:style-name="T74">The literal translation for Dragonborn in Cerik would be Dragon Being, taking the Racontan root word “Danum” and the Cerik word for sophont as a prefix “ahed”, which evolved in to “Ahdanum” or “Dragon Person”. Eema comes from a </text:span><text:span text:style-name="T75">south-eastern root language that expanded west as an old empire spread, fell and changed the surrounding cultures. Eema describes them as Lizardfolk, or “scaled bodies”. Eema has a stronger lexical distinction to the “body” and the “soul” they are considered some what more separate. The Eema term for “being” or “person” is applied to all sapient races, where the “body” is distinguished.</text:span></text:p>
      <text:p text:style-name="P72"/>
      <text:p text:style-name="P65">Dwarf</text:p>
      <text:p text:style-name="P80">For players: <text:span text:style-name="T72">Dwarves are dwarves. You could take a dwarf out of LOTR, </text:span><text:span text:style-name="T76">Warhammer, </text:span><text:span text:style-name="T72">Diskworld or Dungeon Meshi and they would fit in with minimal alteration. </text:span><text:span text:style-name="T77">Due to their penchant for living underground either in burrow towns or in large mountain homes, Dwarves were the last of the </text:span><text:span text:style-name="T78">s</text:span><text:span text:style-name="T77">apient species to fully integrate </text:span><text:span text:style-name="T73">with the other species. This largely occurred </text:span><text:span text:style-name="T77">around one thousand years ago </text:span><text:span text:style-name="T73">in an age </text:span><text:span text:style-name="T77">called “the breaking of the second wall”. A scholar could feasibly memorize the </text:span><text:span text:style-name="T78">8</text:span><text:span text:style-name="T77"> or so original mountain homes </text:span><text:span text:style-name="T79">on the continent</text:span><text:span text:style-name="T77"> and conclude that their common cultures are “Dwarven” that speak “Dwarven” and act “Dwarven”. </text:span><text:span text:style-name="T79">In reality </text:span><text:span text:style-name="T78">the separate and isolated environments created by the Dwar</text:span><text:span text:style-name="T73">ves’</text:span><text:span text:style-name="T78"> preference for underground dwellings created at least 6 distinct cultures among this regions dwarven settlements. This isolationism ended when roads into the mountains became more passable, integrating the dwarven strongholds into the larger societies surrounding them, either by trade, diplomacy or conquest. </text:span><text:span text:style-name="T76">That is to say that dwarves are slightly more dwarvish then elves are elvish or gnomes are gnomish.</text:span></text:p>
      <text:p text:style-name="P80"/>
      <text:p text:style-name="P81">In Practice: In world, around 1/3 dwarves you encounter would have grown up in one of these 8 large mountain homes and the other 2/3 naturally dispersed into other areas. Dwarves are largely built to survive underground, dark-vision, a dust filtering beard and a digestion system designed to survive on the fungi, plants and <text:soft-page-break/>creatures found in the under mountain areas. Though this evolution does not preclude them from living well above ground. All dwarves are capable of growing <text:span text:style-name="T80">very large </text:span>beards <text:span text:style-name="T80">very quickly. Most dwarves fall withing a narrow height band ranging from 4 to 5 ft. </text:span><text:span text:style-name="T73">Most dwarves are rather well built and tend to be the strongest on average of all the species. Dwarves are considered adults </text:span><text:span text:style-name="T81">at 20, some cultures add in a second age milestone at around 50-60 when a dwarf would typically gather enough knowledge to be a reliable source of information. Dwarves typically live to be around </text:span><text:span text:style-name="T82">3</text:span><text:span text:style-name="T81">00 years old </text:span><text:span text:style-name="T82">though some dwarves live to be older</text:span><text:span text:style-name="T81">.</text:span></text:p>
      <text:p text:style-name="P72"/>
      <text:p text:style-name="P65">Elf</text:p>
      <text:p text:style-name="P82">For players: <text:span text:style-name="T83">Elves are strange creatures. All the other races are similar to each other if you take a long lenses to them genealogically, though Dragonborn as reptiles, are obviously on a farther branch. </text:span><text:span text:style-name="T84">Humans and Halflings are extremely close genetically. They’re typically considered to be within the same genus, and are theorized to share a close common ancestor. Goliaths, Gnomes and Dwarves are a step away but still within the same family, though notably Gnomes and Dwarves share a genus like humans and halflings. </text:span><text:span text:style-name="T85">Orc’s evolved separately but are omnivorous bipedal mammals and share many qualities with the other listed races. Dragonborn are reptiles but morphological they occupied very similar ecologically niches as the other sophont races and as a short lived species faced the same problems and developed adaptations for them in the same way as many of the other species. Elves are octopus lobsters. The Elves’ closest ancestor to the other species is likely the first animal or at least you can think of their genetic difference as the same as a humans distance to an octopus.</text:span></text:p>
      <text:p text:style-name="P82"/>
      <text:p text:style-name="P83">Despite all the weird biology I explain in this section, elves are elves. They will have pointy ears, a tall frame, long hair. Freiren and Legolas as prototypical elves still function in this world. <text:s/><text:span text:style-name="T86">Elves evolved from a class of octopus like vertebrates that share some similarities with crustaceans. </text:span><text:span text:style-name="T87">Then ancestor species of elves evolved alongside the ancestor species of the other species and developed convergent traits as solutions to the same ecological problems the other species faced. That is all to say that while being a completely different animal, elves look and function in much the same way as the other species. </text:span>That being said elf blood is blue. <text:span text:style-name="T87">Instead of having iron based hemoglobin in their blood stream, elves oxygenate their blood with the copper based hemocyanin protein. </text:span><text:span text:style-name="T88">Most people in the world know this and arn’t surprised by the colour when they happen to see it.</text:span></text:p>
      <text:p text:style-name="P83"/>
      <text:p text:style-name="P84">Generally elves have similar but structurally different internal functions to other races, not that they aren’t without their quirks themselves. However going through the entire fictional biology of a species of crab people is stupid. So they have blue blood. <text:span text:style-name="T89">Elves are functionally immortal, </text:span><text:span text:style-name="T90">through natural means they have ways of fully and without a high chance of failure naturally heal most parts of their bodies. An elf can die of any number of causes, they aren’t immune to disease or virus or cancer. They can starve, be killed and have any number issues in their long life. What eventually happens to elves when they approach 800 years of life is called Retreating. Its thought that due to some either biological or magical reason an elves </text:span><text:soft-page-break/><text:span text:style-name="T90">memories are more volatile than the other species, which over time leads them to degrade. Others think that the long life of an elf, eventually deprives them of all goals making them listless and susceptible, or that the cumulative grief and pain of living slowly build. Many theories exist, however the result is a lifespan of about 900 years. Some driven, mentaly fortified elves have been able to live well past this barrier, the oldest living recorded elf being roughly 3000 years old.</text:span></text:p>
      <text:p text:style-name="P84"/>
      <text:p text:style-name="P85">In practice: Elves tend towards insular groups as they age. A younger elf may be more open about themselves and new ideas presented to them. But older elves tend to prefer to retreat to conclaves of their peers and rely more on their accumulated knowledge and habits. An old elf would be truly difficult to play as a character as their mentality, knowledge and experience would be wildly specific to their experiences and most truly old creatures wouldn’t be 1<text:span text:style-name="T91">st</text:span> or 3<text:span text:style-name="T91">rd</text:span> level anyways. Elves are less populous in the world, not that they would be particularly rare, just noticeably less present. Their long lives often lead them to be poor judges of time, in they way that a rich merchant would be a poor judge of the worth of small items. <text:span text:style-name="T92">Elves often gravitate towards transient views, opinions of inevitable change and eventual recovery. </text:span></text:p>
      <text:p text:style-name="P82"/>
      <text:p text:style-name="P65">Gnome</text:p>
      <text:p text:style-name="P86">For players: <text:span text:style-name="T92">There is truly very little preamble to gnomes. They are short, around 3 feet tall, large round ears and large round nose. They are visually similar to dwarves, though usually slimmer and able to grow facial hair but not nearly with the same ease as dwarves.</text:span></text:p>
      <text:p text:style-name="P86"/>
      <text:p text:style-name="P87">In practice: Gnomes tend towards living underground, though not in the rock homes of the ancestral dwarf homes but generally in burrows and dens. The highest density of Gnomes typically located around the Dwarven holds if only for a survivor ship bias in mutual survival strategies. <text:span text:style-name="T93">More generally, Gnomes are often found near halflings for their similar statue. Most notably in the Low Roof burgh of the Capital of the Cerisian empire. Though even that point is easily provably with exception and counter argument.</text:span></text:p>
      <text:p text:style-name="P72"/>
      <text:p text:style-name="P65">Goliath</text:p>
      <text:p text:style-name="P88">For players: I truly dont want to think about giants if they exist in the world and how they would create the Goliaths. Goliath’s are similar to humans.</text:p>
      <text:p text:style-name="P89"/>
      <text:p text:style-name="P65">Halfling</text:p>
      <text:p text:style-name="P88">For players: hobbits</text:p>
      <text:p text:style-name="P72"/>
      <text:p text:style-name="P65">Human</text:p>
      <text:p text:style-name="P72"/>
      <text:p text:style-name="P65">Orc</text:p>
      <text:p text:style-name="P72"/>
      <text:p text:style-name="P65">Tiefling</text:p>
      <text:p text:style-name="P72"><text:soft-page-break/></text:p>
      <text:p text:style-name="P72"/>
      <text:p text:style-name="P90">Magic</text:p>
      <text:p text:style-name="P91">Magic Formally</text:p>
      <text:p text:style-name="P92">The Act can be defined as the mixing of ambient Ether and a wizards internal Mana in their Chalice, under pressure, and using a spell catalyst to release their built up magic in the form of a<text:span text:style-name="T94">n</text:span> expelled <text:span text:style-name="T94">Arcane </text:span>phenomena. – <text:span text:style-name="T94">A textbooks definition of spell casting.</text:span></text:p>
      <text:p text:style-name="P93">Eventually, any mage worth their sugar, stops giving others a definition of <text:span text:style-name="T95">magic</text:span> all together. Magic, as it turns, out does not like to live in words. It seems to find great joy in the exceptions, ignorance and clauses to the rules it insists on. To a studying wizard their sequences, taught and understood in the cathedrals of learning seem: iron, <text:span text:style-name="T96">r</text:span>esolute and axiomatic. <text:span text:style-name="T96">That is until, of course they decide to delve deeper and discover, likely the year after, (hold for laughter) the shaky approximations, empty presuppositions and many exceptions to their rigidly held understanding of their mastery. That is, to discover after many years of study that Sequence, the great pursuit of a discrete and explainable magic is a spectre, a puppet strung in front of mortals to satisfy their curiosity from what the Act is truly capable of doing. Our cumulative understanding of the Act is provably tiny, you all have been asked before, in labs, to ignore rounding errors larger then </text:span><text:span text:style-name="T97">the</text:span><text:span text:style-name="T96"> percentage </text:span><text:span text:style-name="T97">of ou</text:span><text:span text:style-name="T1">r</text:span><text:span text:style-name="T97"> total </text:span><text:span text:style-name="T1">collective</text:span><text:span text:style-name="T97"> understanding</text:span><text:span text:style-name="T96">. In a sense this is a weight off your shoulders. I certainly don’t know what magic is and in the 6 months of this course, you will eventually realize, that you don’t know what magic is </text:span><text:span text:style-name="T98">either</text:span><text:span text:style-name="T96">. </text:span><text:span text:style-name="T95">Though through lesson, I will show you the breath left on the window of magic that is our understanding of sequence, introduce you humbly to the scope of our ignorance and likely drink with you through the horrors of your realizations. To contradict my earlier point, I would have to describe magic as having the sole goal of wishing to frustrate the academics who would wish to pin it in place and put it up on the wall as a neat equation or a collection of moths. It is, in 3 words, A wily sonofabitch.</text:span></text:p>
      <text:p text:style-name="P93">- <text:span text:style-name="T95">The rehearsed introduction speech to the class of Theoretical Plaited Sequences delivered by Tauromo Urag Tenneric, Resident mage of Saint Gos Horag</text:span></text:p>
      <text:p text:style-name="P94">Magic and the Act</text:p>
      <text:p text:style-name="P95"><text:span text:style-name="T99">The Act</text:span> has been recorded being formalized in at least 4 separate <text:span text:style-name="T99">civilizations</text:span>. <text:span text:style-name="T99">The Act</text:span> is like <text:span text:style-name="T99">s</text:span>and or grass or air. No<text:span text:style-name="T99"> one </text:span>discovers these things. <text:span text:style-name="T99">T</text:span>hey are natural, are not dependent on nor are predicated on people finding them. They simply are, because they have been. <text:span text:style-name="T99">The Act</text:span> is, because it has been. <text:span text:style-name="T99">As things with minds came to know the winds, the heat, the rain and the earth as natural, so too did they come to know the Act or magic as natural as well. The entomology for magic comes from the Celestial Language and the codices that remain of it and its attempt to... summarize what it describes. </text:span></text:p>
      <text:p text:style-name="P94">The Play, The Act, and The Arcane. Magic Informally</text:p>
      <text:p text:style-name="P96"><text:soft-page-break/></text:p>
      <text:p text:style-name="P96"/>
      <text:p text:style-name="P96">Spells</text:p>
      <text:p text:style-name="P97">Arcane Chaff</text:p>
      <text:p text:style-name="P98">V,S – Abjuration – <text:span text:style-name="T100">All</text:span> – 1 action – <text:span text:style-name="T101">10 minutes</text:span> – Concentration -<text:span text:style-name="T100">1</text:span><text:span text:style-name="T102">st</text:span><text:span text:style-name="T100"> level – </text:span><text:span text:style-name="T103">self </text:span></text:p>
      <text:p text:style-name="P98"><text:span text:style-name="T104">Key Terms</text:span>: Sequence</text:p>
      <text:p text:style-name="P98">The caster creates 2 motes of Visible Sequentic Magic th<text:span text:style-name="T100">at</text:span> hover within 10 ft of the<text:span text:style-name="T100">m</text:span>. <text:span text:style-name="T100">When the caster is </text:span>targeted by a spell <text:span text:style-name="T100">or spell-like effect instead, the spell targets the mote of magic as if it was the original target of the spell. Once targeted the mote is consumed, when the last mote is consumed the spell ends. When cast at higher levels, the spell creates 1 additional mote of magic per level above 1</text:span><text:span text:style-name="T102">st</text:span><text:span text:style-name="T100"> level. A spell that targets the caster multiple distinct times, consumes a number of motes equal to the number of times the caster was targeted.</text:span></text:p>
      <text:p text:style-name="P98"/>
      <text:p text:style-name="P98">//<text:span text:style-name="T105">feedback</text:span></text:p>
      <text:p text:style-name="P99">add a chance to it. Like roll 1d6 for every mote, on a 5 or 6 that mote is consumed.</text:p>
      <text:p text:style-name="P100">Crystal Chaff</text:p>
      <text:p text:style-name="P101">V,S – Abjuration – Cerrik – 1 action – <text:span text:style-name="T101">1 minute</text:span> – Concentration - 3<text:span text:style-name="T91">rd</text:span> level - self</text:p>
      <text:p text:style-name="P101"><text:span text:style-name="T104">Key Terms</text:span>: Sequence, Crystal</text:p>
      <text:p text:style-name="P102"><text:span text:style-name="T106">The caster creates 2 motes of Visible Crystalline Magic that hover within 10ft of them. As a reaction when the caster or a creature or object within 10ft of the caster is targeted by a spell or spell like effect, the caster can consume 1 mote of magic and have the spell target the mote instead. When cast at higher levels, the spell creates 1 additional mote of magic per </text:span><text:span text:style-name="T107">2 </text:span><text:span text:style-name="T106">level</text:span><text:span text:style-name="T107">s</text:span><text:span text:style-name="T106"> above 3</text:span><text:span text:style-name="T108">rd</text:span><text:span text:style-name="T106">. </text:span><text:span text:style-name="T109">A spell that targets the caster multiple distinct times, consumes a number of motes equal to the number of times the caster was targeted.</text:span></text:p>
      <text:p text:style-name="P97"><text:span text:style-name="T103">Arcane</text:span> Arrow</text:p>
      <text:p text:style-name="P102">V,S – Evocation – All – 1 Action – Cantrip – 120 ft</text:p>
      <text:p text:style-name="P102"><text:span text:style-name="T104">Key Terms</text:span>: Sequence</text:p>
      <text:p text:style-name="P102"><text:soft-page-break/>You create 1 dart of magical force, the dart strikes a creature of your choice that you can see within range. The Dart deals 1d4+1 Force damage to its target. <text:span text:style-name="T104">At 5</text:span><text:span text:style-name="T110">th</text:span><text:span text:style-name="T104"> level the dart deals an extra 1 damage, at 11</text:span><text:span text:style-name="T110">th</text:span><text:span text:style-name="T104"> level the dart deals an extra 2 damage, at 17</text:span><text:span text:style-name="T110">th</text:span><text:span text:style-name="T104"> level the dart deals an extra 3 damage.</text:span></text:p>
      <text:p text:style-name="P103">Shield Breaker</text:p>
      <text:p text:style-name="P104">V,S – Abjuration – Racontan – 1 Action – 1 minute - 2<text:span text:style-name="T91">nd</text:span> Level – 60 ft</text:p>
      <text:p text:style-name="P105"><text:span text:style-name="T106">Chose 1 target you can see within range, That creature must make a Charisma saving throw. On a failure, any spell with either the key term Shield or has the term Shield in its name is instantly dispelled. Additionally a target cannot benefit from any spell with either the key term Shield or has the term Shield in its name. A target can make a Charisma saving throw at the end of its turn to end this effect. At higher level you can chose 1 other additional target per spell level above 2</text:span><text:span text:style-name="T108">nd</text:span><text:span text:style-name="T106">.</text:span></text:p>
      <text:p text:style-name="P106">Aldroc’s Defence for Fireball</text:p>
      <text:p text:style-name="P107">V,S,M – Abjuration – Cerrik – 1 action – 10 minutes – concentration - 2<text:span text:style-name="T91">th</text:span> level – 30ft</text:p>
      <text:p text:style-name="P107">Any fireball spell centred within the range of this spell automatically has its range reduced to a 5ft sphere and its damage halved.</text:p>
      <text:p text:style-name="Standard"/>
      <text:p text:style-name="P1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1T20:49:04.119606109</meta:creation-date>
    <meta:generator>LibreOffice/25.8.4.2$Linux_X86_64 LibreOffice_project/b4745ac8458190fad577081fd7680e5ff9de6e5e</meta:generator>
    <meta:editing-duration>P8DT2H8M34S</meta:editing-duration>
    <meta:editing-cycles>2</meta:editing-cycles>
    <dc:date>2026-03-02T22:17:01.671954237</dc:date>
    <meta:document-statistic meta:table-count="0" meta:image-count="0" meta:object-count="0" meta:page-count="15" meta:paragraph-count="129" meta:word-count="6422" meta:character-count="37772" meta:non-whitespace-character-count="31430"/>
  </office:meta>
</office:document-meta>
</file>